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4.309cm" style:rel-column-width="16613*"/>
    </style:style>
    <style:style style:name="Tabella1.B" style:family="table-column">
      <style:table-column-properties style:column-width="12.691cm" style:rel-column-width="48922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dee6ef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4" style:family="table-cell">
      <style:table-cell-properties fo:padding="0.097cm" fo:border-left="0.5pt solid #000000" fo:border-right="none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5" style:family="table-cell">
      <style:table-cell-properties fo:padding="0.097cm" fo:border-left="0.5pt solid #000000" fo:border-right="none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6" style:family="table-cell">
      <style:table-cell-properties fo:padding="0.097cm" fo:border-left="0.5pt solid #000000" fo:border-right="none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7" style:family="table-cell">
      <style:table-cell-properties fo:padding="0.097cm" fo:border-left="0.5pt solid #000000" fo:border-right="none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101cm" style:rel-column-width="624*"/>
    </style:style>
    <style:style style:name="Tabella2.B" style:family="table-column">
      <style:table-column-properties style:column-width="7.952cm" style:rel-column-width="4508*"/>
    </style:style>
    <style:style style:name="Tabella2.C" style:family="table-column">
      <style:table-column-properties style:column-width="7.948cm" style:rel-column-width="4506*"/>
    </style:style>
    <style:style style:name="Tabella2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2.C1" style:family="table-cell">
      <style:table-cell-properties fo:padding="0.101cm" fo:border="0.5pt solid #000000" style:writing-mode="page"/>
    </style:style>
    <style:style style:name="Tabella2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2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101cm" style:rel-column-width="624*"/>
    </style:style>
    <style:style style:name="Tabella3.B" style:family="table-column">
      <style:table-column-properties style:column-width="7.95cm" style:rel-column-width="4507*"/>
    </style:style>
    <style:style style:name="Tabella3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3.C1" style:family="table-cell">
      <style:table-cell-properties fo:padding="0.101cm" fo:border="0.5pt solid #000000" style:writing-mode="page"/>
    </style:style>
    <style:style style:name="Tabella3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3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4" style:family="table">
      <style:table-properties style:width="17cm" table:align="margins" fo:background-color="transparent">
        <style:background-image/>
      </style:table-properties>
    </style:style>
    <style:style style:name="Tabella4.A" style:family="table-column">
      <style:table-column-properties style:column-width="4.309cm" style:rel-column-width="16613*"/>
    </style:style>
    <style:style style:name="Tabella4.B" style:family="table-column">
      <style:table-column-properties style:column-width="12.691cm" style:rel-column-width="48922*"/>
    </style:style>
    <style:style style:name="Tabella4.1" style:family="table-row">
      <style:table-row-properties fo:background-color="transparent">
        <style:background-image/>
      </style:table-row-properties>
    </style:style>
    <style:style style:name="Tabella4.A1" style:family="table-cell">
      <style:table-cell-properties fo:background-color="#dee6ef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1.101cm" style:rel-column-width="624*"/>
    </style:style>
    <style:style style:name="Tabella6.B" style:family="table-column">
      <style:table-column-properties style:column-width="7.95cm" style:rel-column-width="4507*"/>
    </style:style>
    <style:style style:name="Tabella6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6.C1" style:family="table-cell">
      <style:table-cell-properties fo:padding="0.101cm" fo:border="0.5pt solid #000000" style:writing-mode="page"/>
    </style:style>
    <style:style style:name="Tabella6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6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5" style:family="table">
      <style:table-properties style:width="17cm" table:align="margins" fo:background-color="transparent">
        <style:background-image/>
      </style:table-properties>
    </style:style>
    <style:style style:name="Tabella5.A" style:family="table-column">
      <style:table-column-properties style:column-width="4.309cm" style:rel-column-width="16613*"/>
    </style:style>
    <style:style style:name="Tabella5.B" style:family="table-column">
      <style:table-column-properties style:column-width="12.691cm" style:rel-column-width="48922*"/>
    </style:style>
    <style:style style:name="Tabella5.1" style:family="table-row">
      <style:table-row-properties fo:background-color="transparent">
        <style:background-image/>
      </style:table-row-properties>
    </style:style>
    <style:style style:name="Tabella5.A1" style:family="table-cell">
      <style:table-cell-properties fo:background-color="#dee6ef" fo:padding="0.097cm" fo:border="0.5pt solid #000000">
        <style:background-image/>
      </style:table-cell-properties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3" style:family="table-cell">
      <style:table-cell-properties fo:padding="0.097cm" fo:border-left="0.5pt solid #000000" fo:border-right="none" fo:border-top="none" fo:border-bottom="0.5pt solid #000000"/>
    </style:style>
    <style:style style:name="Tabella5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4" style:family="table-cell">
      <style:table-cell-properties fo:padding="0.097cm" fo:border-left="0.5pt solid #000000" fo:border-right="none" fo:border-top="none" fo:border-bottom="0.5pt solid #000000"/>
    </style:style>
    <style:style style:name="Tabella5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5" style:family="table-cell">
      <style:table-cell-properties fo:padding="0.097cm" fo:border-left="0.5pt solid #000000" fo:border-right="none" fo:border-top="none" fo:border-bottom="0.5pt solid #000000"/>
    </style:style>
    <style:style style:name="Tabella5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6" style:family="table-cell">
      <style:table-cell-properties fo:padding="0.097cm" fo:border-left="0.5pt solid #000000" fo:border-right="none" fo:border-top="none" fo:border-bottom="0.5pt solid #000000"/>
    </style:style>
    <style:style style:name="Tabella5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7" style:family="table-cell">
      <style:table-cell-properties fo:padding="0.097cm" fo:border-left="0.5pt solid #000000" fo:border-right="none" fo:border-top="none" fo:border-bottom="0.5pt solid #000000"/>
    </style:style>
    <style:style style:name="Tabella5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 fo:background-color="transparent">
        <style:background-image/>
      </style:table-properties>
    </style:style>
    <style:style style:name="Tabella7.A" style:family="table-column">
      <style:table-column-properties style:column-width="1.499cm" style:rel-column-width="850*"/>
    </style:style>
    <style:style style:name="Tabella7.B" style:family="table-column">
      <style:table-column-properties style:column-width="7.751cm" style:rel-column-width="4394*"/>
    </style:style>
    <style:style style:name="Tabella7.1" style:family="table-row">
      <style:table-row-properties fo:background-color="transparent">
        <style:background-image/>
      </style:table-row-properties>
    </style:style>
    <style:style style:name="Tabella7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7.C1" style:family="table-cell">
      <style:table-cell-properties fo:padding="0.101cm" fo:border="0.5pt solid #000000" style:writing-mode="page"/>
    </style:style>
    <style:style style:name="Tabella7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7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8" style:family="table">
      <style:table-properties style:width="17cm" table:align="margins" fo:background-color="transparent">
        <style:background-image/>
      </style:table-properties>
    </style:style>
    <style:style style:name="Tabella8.A" style:family="table-column">
      <style:table-column-properties style:column-width="1.499cm" style:rel-column-width="850*"/>
    </style:style>
    <style:style style:name="Tabella8.B" style:family="table-column">
      <style:table-column-properties style:column-width="7.751cm" style:rel-column-width="4394*"/>
    </style:style>
    <style:style style:name="Tabella8.1" style:family="table-row">
      <style:table-row-properties fo:background-color="transparent">
        <style:background-image/>
      </style:table-row-properties>
    </style:style>
    <style:style style:name="Tabella8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8.C1" style:family="table-cell">
      <style:table-cell-properties fo:padding="0.101cm" fo:border="0.5pt solid #000000" style:writing-mode="page"/>
    </style:style>
    <style:style style:name="Tabella8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8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9" style:family="table">
      <style:table-properties style:width="17cm" table:align="margins" fo:background-color="transparent">
        <style:background-image/>
      </style:table-properties>
    </style:style>
    <style:style style:name="Tabella9.A" style:family="table-column">
      <style:table-column-properties style:column-width="1.498cm" style:rel-column-width="850*"/>
    </style:style>
    <style:style style:name="Tabella9.B" style:family="table-column">
      <style:table-column-properties style:column-width="7.745cm" style:rel-column-width="4394*"/>
    </style:style>
    <style:style style:name="Tabella9.C" style:family="table-column">
      <style:table-column-properties style:column-width="7.758cm" style:rel-column-width="4401*"/>
    </style:style>
    <style:style style:name="Tabella9.1" style:family="table-row">
      <style:table-row-properties fo:background-color="transparent">
        <style:background-image/>
      </style:table-row-properties>
    </style:style>
    <style:style style:name="Tabella9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9.C1" style:family="table-cell">
      <style:table-cell-properties fo:padding="0.101cm" fo:border="0.5pt solid #000000" style:writing-mode="page"/>
    </style:style>
    <style:style style:name="Tabella9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9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10" style:family="table">
      <style:table-properties style:width="17cm" table:align="margins" fo:background-color="transparent">
        <style:background-image/>
      </style:table-properties>
    </style:style>
    <style:style style:name="Tabella10.A" style:family="table-column">
      <style:table-column-properties style:column-width="1.498cm" style:rel-column-width="850*"/>
    </style:style>
    <style:style style:name="Tabella10.B" style:family="table-column">
      <style:table-column-properties style:column-width="7.745cm" style:rel-column-width="4394*"/>
    </style:style>
    <style:style style:name="Tabella10.C" style:family="table-column">
      <style:table-column-properties style:column-width="7.758cm" style:rel-column-width="4401*"/>
    </style:style>
    <style:style style:name="Tabella10.1" style:family="table-row">
      <style:table-row-properties fo:background-color="transparent">
        <style:background-image/>
      </style:table-row-properties>
    </style:style>
    <style:style style:name="Tabella10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10.C1" style:family="table-cell">
      <style:table-cell-properties fo:padding="0.101cm" fo:border="0.5pt solid #000000" style:writing-mode="page"/>
    </style:style>
    <style:style style:name="Tabella10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10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2d82a" officeooo:paragraph-rsid="0002d82a"/>
    </style:style>
    <style:style style:name="P2" style:family="paragraph" style:parent-style-name="Standard">
      <style:text-properties officeooo:paragraph-rsid="0003e37e"/>
    </style:style>
    <style:style style:name="P3" style:family="paragraph" style:parent-style-name="Standard">
      <style:paragraph-properties fo:text-align="center" style:justify-single-word="false"/>
      <style:text-properties officeooo:paragraph-rsid="0003e37e"/>
    </style:style>
    <style:style style:name="P4" style:family="paragraph" style:parent-style-name="Standard">
      <style:paragraph-properties fo:text-align="center" style:justify-single-word="false"/>
      <style:text-properties officeooo:paragraph-rsid="000620cd"/>
    </style:style>
    <style:style style:name="P5" style:family="paragraph" style:parent-style-name="Standard">
      <style:paragraph-properties fo:text-align="center" style:justify-single-word="false"/>
      <style:text-properties officeooo:paragraph-rsid="0014e2d1"/>
    </style:style>
    <style:style style:name="P6" style:family="paragraph" style:parent-style-name="Standard">
      <style:paragraph-properties fo:text-align="center" style:justify-single-word="false"/>
      <style:text-properties officeooo:paragraph-rsid="0037bb5c"/>
    </style:style>
    <style:style style:name="P7" style:family="paragraph" style:parent-style-name="Standard">
      <style:paragraph-properties fo:text-align="center" style:justify-single-word="false"/>
      <style:text-properties officeooo:paragraph-rsid="0043d759"/>
    </style:style>
    <style:style style:name="P8" style:family="paragraph" style:parent-style-name="Standard">
      <style:paragraph-properties fo:text-align="center" style:justify-single-word="false"/>
      <style:text-properties officeooo:rsid="0003e37e" officeooo:paragraph-rsid="0003e37e"/>
    </style:style>
    <style:style style:name="P9" style:family="paragraph" style:parent-style-name="Standard">
      <style:text-properties officeooo:paragraph-rsid="000620cd"/>
    </style:style>
    <style:style style:name="P10" style:family="paragraph" style:parent-style-name="Standard">
      <style:text-properties officeooo:rsid="000620cd" officeooo:paragraph-rsid="000620cd"/>
    </style:style>
    <style:style style:name="P11" style:family="paragraph" style:parent-style-name="Standard">
      <style:paragraph-properties fo:text-align="center" style:justify-single-word="false"/>
      <style:text-properties officeooo:rsid="000620cd" officeooo:paragraph-rsid="000620cd"/>
    </style:style>
    <style:style style:name="P12" style:family="paragraph" style:parent-style-name="Standard">
      <style:paragraph-properties fo:text-align="center" style:justify-single-word="false"/>
      <style:text-properties officeooo:rsid="000620cd" officeooo:paragraph-rsid="0006f665"/>
    </style:style>
    <style:style style:name="P13" style:family="paragraph" style:parent-style-name="Standard">
      <style:paragraph-properties fo:text-align="center" style:justify-single-word="false"/>
      <style:text-properties officeooo:rsid="000620cd" officeooo:paragraph-rsid="000da7d0"/>
    </style:style>
    <style:style style:name="P14" style:family="paragraph" style:parent-style-name="Standard">
      <style:text-properties officeooo:paragraph-rsid="0009dc61"/>
    </style:style>
    <style:style style:name="P15" style:family="paragraph" style:parent-style-name="Standard">
      <style:text-properties officeooo:paragraph-rsid="000da7d0"/>
    </style:style>
    <style:style style:name="P16" style:family="paragraph" style:parent-style-name="Standard">
      <style:text-properties officeooo:paragraph-rsid="00117f82"/>
    </style:style>
    <style:style style:name="P17" style:family="paragraph" style:parent-style-name="Standard">
      <style:text-properties officeooo:paragraph-rsid="0013556a"/>
    </style:style>
    <style:style style:name="P18" style:family="paragraph" style:parent-style-name="Standard">
      <style:text-properties officeooo:paragraph-rsid="0014e2d1"/>
    </style:style>
    <style:style style:name="P19" style:family="paragraph" style:parent-style-name="Standard">
      <style:paragraph-properties fo:text-align="center" style:justify-single-word="false"/>
      <style:text-properties officeooo:rsid="0014e2d1" officeooo:paragraph-rsid="0014e2d1"/>
    </style:style>
    <style:style style:name="P20" style:family="paragraph" style:parent-style-name="Standard">
      <style:paragraph-properties fo:text-align="center" style:justify-single-word="false"/>
      <style:text-properties officeooo:rsid="0014e2d1" officeooo:paragraph-rsid="00185e9c"/>
    </style:style>
    <style:style style:name="P21" style:family="paragraph" style:parent-style-name="Standard">
      <style:paragraph-properties fo:text-align="center" style:justify-single-word="false"/>
      <style:text-properties officeooo:rsid="0014e2d1" officeooo:paragraph-rsid="001979e1"/>
    </style:style>
    <style:style style:name="P22" style:family="paragraph" style:parent-style-name="Standard">
      <style:paragraph-properties fo:text-align="center" style:justify-single-word="false"/>
      <style:text-properties officeooo:rsid="0014e2d1" officeooo:paragraph-rsid="001c8379"/>
    </style:style>
    <style:style style:name="P23" style:family="paragraph" style:parent-style-name="Standard">
      <style:paragraph-properties fo:text-align="center" style:justify-single-word="false"/>
      <style:text-properties officeooo:rsid="0014e2d1" officeooo:paragraph-rsid="001da49f"/>
    </style:style>
    <style:style style:name="P24" style:family="paragraph" style:parent-style-name="Standard">
      <style:paragraph-properties fo:text-align="center" style:justify-single-word="false"/>
      <style:text-properties officeooo:rsid="0014e2d1" officeooo:paragraph-rsid="001e8bca"/>
    </style:style>
    <style:style style:name="P25" style:family="paragraph" style:parent-style-name="Standard">
      <style:paragraph-properties fo:text-align="center" style:justify-single-word="false"/>
      <style:text-properties officeooo:rsid="0014e2d1" officeooo:paragraph-rsid="001ecc84"/>
    </style:style>
    <style:style style:name="P26" style:family="paragraph" style:parent-style-name="Standard">
      <style:paragraph-properties fo:text-align="center" style:justify-single-word="false"/>
      <style:text-properties officeooo:rsid="0014e2d1" officeooo:paragraph-rsid="00211636"/>
    </style:style>
    <style:style style:name="P27" style:family="paragraph" style:parent-style-name="Standard">
      <style:paragraph-properties fo:text-align="center" style:justify-single-word="false"/>
      <style:text-properties officeooo:rsid="0014e2d1" officeooo:paragraph-rsid="0021d7d3"/>
    </style:style>
    <style:style style:name="P28" style:family="paragraph" style:parent-style-name="Standard">
      <style:paragraph-properties fo:text-align="center" style:justify-single-word="false"/>
      <style:text-properties officeooo:rsid="0014e2d1" officeooo:paragraph-rsid="00239bcb"/>
    </style:style>
    <style:style style:name="P29" style:family="paragraph" style:parent-style-name="Standard">
      <style:paragraph-properties fo:text-align="center" style:justify-single-word="false"/>
      <style:text-properties officeooo:rsid="0014e2d1" officeooo:paragraph-rsid="0024fbc4"/>
    </style:style>
    <style:style style:name="P30" style:family="paragraph" style:parent-style-name="Standard">
      <style:paragraph-properties fo:text-align="center" style:justify-single-word="false"/>
      <style:text-properties officeooo:rsid="0014e2d1" officeooo:paragraph-rsid="0026f6c2"/>
    </style:style>
    <style:style style:name="P31" style:family="paragraph" style:parent-style-name="Standard">
      <style:paragraph-properties fo:text-align="center" style:justify-single-word="false"/>
      <style:text-properties officeooo:rsid="0014e2d1" officeooo:paragraph-rsid="0028b53d"/>
    </style:style>
    <style:style style:name="P32" style:family="paragraph" style:parent-style-name="Standard">
      <style:paragraph-properties fo:text-align="center" style:justify-single-word="false"/>
      <style:text-properties officeooo:rsid="0014e2d1" officeooo:paragraph-rsid="002a906d"/>
    </style:style>
    <style:style style:name="P33" style:family="paragraph" style:parent-style-name="Standard">
      <style:paragraph-properties fo:text-align="center" style:justify-single-word="false"/>
      <style:text-properties officeooo:rsid="0014e2d1" officeooo:paragraph-rsid="002b0396"/>
    </style:style>
    <style:style style:name="P34" style:family="paragraph" style:parent-style-name="Standard">
      <style:paragraph-properties fo:text-align="center" style:justify-single-word="false"/>
      <style:text-properties officeooo:rsid="0014e2d1" officeooo:paragraph-rsid="002be222"/>
    </style:style>
    <style:style style:name="P35" style:family="paragraph" style:parent-style-name="Standard">
      <style:paragraph-properties fo:text-align="center" style:justify-single-word="false"/>
      <style:text-properties officeooo:rsid="0014e2d1" officeooo:paragraph-rsid="002ed84a"/>
    </style:style>
    <style:style style:name="P36" style:family="paragraph" style:parent-style-name="Standard">
      <style:paragraph-properties fo:text-align="center" style:justify-single-word="false"/>
      <style:text-properties officeooo:rsid="0014e2d1" officeooo:paragraph-rsid="002f7ab6"/>
    </style:style>
    <style:style style:name="P37" style:family="paragraph" style:parent-style-name="Standard">
      <style:paragraph-properties fo:text-align="center" style:justify-single-word="false"/>
      <style:text-properties officeooo:rsid="0014e2d1" officeooo:paragraph-rsid="00308d8d"/>
    </style:style>
    <style:style style:name="P38" style:family="paragraph" style:parent-style-name="Standard">
      <style:paragraph-properties fo:text-align="center" style:justify-single-word="false"/>
      <style:text-properties officeooo:rsid="0014e2d1" officeooo:paragraph-rsid="0031e284"/>
    </style:style>
    <style:style style:name="P39" style:family="paragraph" style:parent-style-name="Standard">
      <style:paragraph-properties fo:text-align="center" style:justify-single-word="false"/>
      <style:text-properties officeooo:rsid="0014e2d1" officeooo:paragraph-rsid="003368aa"/>
    </style:style>
    <style:style style:name="P40" style:family="paragraph" style:parent-style-name="Standard">
      <style:paragraph-properties fo:text-align="center" style:justify-single-word="false"/>
      <style:text-properties officeooo:rsid="0014e2d1" officeooo:paragraph-rsid="0037bb5c"/>
    </style:style>
    <style:style style:name="P41" style:family="paragraph" style:parent-style-name="Standard">
      <style:paragraph-properties fo:text-align="center" style:justify-single-word="false"/>
      <style:text-properties officeooo:rsid="0014e2d1" officeooo:paragraph-rsid="00417441"/>
    </style:style>
    <style:style style:name="P42" style:family="paragraph" style:parent-style-name="Standard">
      <style:paragraph-properties fo:text-align="center" style:justify-single-word="false"/>
      <style:text-properties officeooo:rsid="0014e2d1" officeooo:paragraph-rsid="004228c5"/>
    </style:style>
    <style:style style:name="P43" style:family="paragraph" style:parent-style-name="Standard">
      <style:paragraph-properties fo:text-align="center" style:justify-single-word="false"/>
      <style:text-properties officeooo:rsid="0014e2d1" officeooo:paragraph-rsid="0043d759"/>
    </style:style>
    <style:style style:name="P44" style:family="paragraph" style:parent-style-name="Standard">
      <style:paragraph-properties fo:text-align="center" style:justify-single-word="false"/>
      <style:text-properties officeooo:rsid="0014e2d1" officeooo:paragraph-rsid="0044368f"/>
    </style:style>
    <style:style style:name="P45" style:family="paragraph" style:parent-style-name="Standard">
      <style:text-properties officeooo:rsid="0037bb5c" officeooo:paragraph-rsid="0037bb5c"/>
    </style:style>
    <style:style style:name="P46" style:family="paragraph" style:parent-style-name="Standard">
      <style:text-properties officeooo:rsid="0037bb5c" officeooo:paragraph-rsid="0043d759"/>
    </style:style>
    <style:style style:name="P47" style:family="paragraph" style:parent-style-name="Standard">
      <style:text-properties officeooo:paragraph-rsid="0037bb5c"/>
    </style:style>
    <style:style style:name="P48" style:family="paragraph" style:parent-style-name="Standard">
      <style:text-properties officeooo:paragraph-rsid="0043d759"/>
    </style:style>
    <style:style style:name="P49" style:family="paragraph" style:parent-style-name="Table_20_Contents">
      <style:text-properties officeooo:rsid="0002d82a" officeooo:paragraph-rsid="0002d82a"/>
    </style:style>
    <style:style style:name="P50" style:family="paragraph" style:parent-style-name="Table_20_Contents">
      <style:text-properties officeooo:rsid="0002d82a" officeooo:paragraph-rsid="000620cd"/>
    </style:style>
    <style:style style:name="P51" style:family="paragraph" style:parent-style-name="Table_20_Contents">
      <style:text-properties officeooo:rsid="0002d82a" officeooo:paragraph-rsid="00117f82"/>
    </style:style>
    <style:style style:name="P52" style:family="paragraph" style:parent-style-name="Table_20_Contents">
      <style:paragraph-properties fo:text-align="center" style:justify-single-word="false"/>
      <style:text-properties officeooo:rsid="0003e37e" officeooo:paragraph-rsid="0003e37e"/>
    </style:style>
    <style:style style:name="P53" style:family="paragraph" style:parent-style-name="Table_20_Contents">
      <style:paragraph-properties fo:text-align="center" style:justify-single-word="false"/>
      <style:text-properties officeooo:rsid="0003e37e" officeooo:paragraph-rsid="000620cd"/>
    </style:style>
    <style:style style:name="P54" style:family="paragraph" style:parent-style-name="Table_20_Contents">
      <style:paragraph-properties fo:text-align="center" style:justify-single-word="false"/>
      <style:text-properties officeooo:rsid="0003e37e" officeooo:paragraph-rsid="0009dc61"/>
    </style:style>
    <style:style style:name="P55" style:family="paragraph" style:parent-style-name="Table_20_Contents">
      <style:paragraph-properties fo:text-align="center" style:justify-single-word="false"/>
      <style:text-properties officeooo:rsid="0003e37e" officeooo:paragraph-rsid="0014e2d1"/>
    </style:style>
    <style:style style:name="P56" style:family="paragraph" style:parent-style-name="Table_20_Contents">
      <style:paragraph-properties fo:text-align="center" style:justify-single-word="false"/>
      <style:text-properties officeooo:rsid="0003e37e" officeooo:paragraph-rsid="0037bb5c"/>
    </style:style>
    <style:style style:name="P57" style:family="paragraph" style:parent-style-name="Table_20_Contents">
      <style:paragraph-properties fo:text-align="center" style:justify-single-word="false"/>
      <style:text-properties officeooo:rsid="0003e37e" officeooo:paragraph-rsid="0043d759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Table_20_Contents">
      <style:paragraph-properties fo:text-align="center" style:justify-single-word="false"/>
      <style:text-properties officeooo:paragraph-rsid="0003e37e"/>
    </style:style>
    <style:style style:name="P60" style:family="paragraph" style:parent-style-name="Table_20_Contents">
      <style:paragraph-properties fo:text-align="center" style:justify-single-word="false"/>
      <style:text-properties officeooo:paragraph-rsid="000620cd"/>
    </style:style>
    <style:style style:name="P61" style:family="paragraph" style:parent-style-name="Table_20_Contents">
      <style:paragraph-properties fo:text-align="center" style:justify-single-word="false"/>
      <style:text-properties officeooo:paragraph-rsid="0002d82a"/>
    </style:style>
    <style:style style:name="P62" style:family="paragraph" style:parent-style-name="Table_20_Contents">
      <style:paragraph-properties fo:text-align="center" style:justify-single-word="false"/>
      <style:text-properties officeooo:paragraph-rsid="00117f82"/>
    </style:style>
    <style:style style:name="P63" style:family="paragraph" style:parent-style-name="Table_20_Contents">
      <style:paragraph-properties fo:text-align="center" style:justify-single-word="false"/>
      <style:text-properties officeooo:paragraph-rsid="0014e2d1"/>
    </style:style>
    <style:style style:name="P64" style:family="paragraph" style:parent-style-name="Table_20_Contents">
      <style:paragraph-properties fo:text-align="center" style:justify-single-word="false"/>
      <style:text-properties officeooo:paragraph-rsid="0037bb5c"/>
    </style:style>
    <style:style style:name="P65" style:family="paragraph" style:parent-style-name="Table_20_Contents">
      <style:paragraph-properties fo:text-align="center" style:justify-single-word="false"/>
      <style:text-properties officeooo:paragraph-rsid="0043d759"/>
    </style:style>
    <style:style style:name="P66" style:family="paragraph" style:parent-style-name="Table_20_Contents">
      <style:paragraph-properties fo:text-align="center" style:justify-single-word="false"/>
      <style:text-properties officeooo:rsid="000620cd" officeooo:paragraph-rsid="000620cd"/>
    </style:style>
    <style:style style:name="P67" style:family="paragraph" style:parent-style-name="Table_20_Contents">
      <style:text-properties officeooo:paragraph-rsid="0002d82a"/>
    </style:style>
    <style:style style:name="P68" style:family="paragraph" style:parent-style-name="Table_20_Contents">
      <style:text-properties officeooo:paragraph-rsid="00117f82"/>
    </style:style>
    <style:style style:name="P69" style:family="paragraph" style:parent-style-name="Table_20_Contents">
      <style:paragraph-properties fo:text-align="center" style:justify-single-word="false"/>
      <style:text-properties officeooo:rsid="0014e2d1" officeooo:paragraph-rsid="0014e2d1"/>
    </style:style>
    <style:style style:name="P70" style:family="paragraph" style:parent-style-name="Table_20_Contents">
      <style:paragraph-properties fo:text-align="center" style:justify-single-word="false"/>
      <style:text-properties officeooo:rsid="0014e2d1" officeooo:paragraph-rsid="001979e1"/>
    </style:style>
    <style:style style:name="P71" style:family="paragraph" style:parent-style-name="Table_20_Contents">
      <style:paragraph-properties fo:text-align="center" style:justify-single-word="false"/>
      <style:text-properties officeooo:rsid="0014e2d1" officeooo:paragraph-rsid="001da49f"/>
    </style:style>
    <style:style style:name="P72" style:family="paragraph" style:parent-style-name="Table_20_Contents">
      <style:paragraph-properties fo:text-align="center" style:justify-single-word="false"/>
      <style:text-properties officeooo:rsid="0014e2d1" officeooo:paragraph-rsid="001ecc84"/>
    </style:style>
    <style:style style:name="P73" style:family="paragraph" style:parent-style-name="Table_20_Contents">
      <style:paragraph-properties fo:text-align="center" style:justify-single-word="false"/>
      <style:text-properties officeooo:rsid="0014e2d1" officeooo:paragraph-rsid="001fcca9"/>
    </style:style>
    <style:style style:name="P74" style:family="paragraph" style:parent-style-name="Table_20_Contents">
      <style:paragraph-properties fo:text-align="center" style:justify-single-word="false"/>
      <style:text-properties officeooo:rsid="0014e2d1" officeooo:paragraph-rsid="0021d7d3"/>
    </style:style>
    <style:style style:name="P75" style:family="paragraph" style:parent-style-name="Table_20_Contents">
      <style:paragraph-properties fo:text-align="center" style:justify-single-word="false"/>
      <style:text-properties officeooo:rsid="0014e2d1" officeooo:paragraph-rsid="0037bb5c"/>
    </style:style>
    <style:style style:name="P76" style:family="paragraph" style:parent-style-name="Table_20_Contents">
      <style:paragraph-properties fo:text-align="center" style:justify-single-word="false"/>
      <style:text-properties officeooo:rsid="0014e2d1" officeooo:paragraph-rsid="0043d759"/>
    </style:style>
    <style:style style:name="T1" style:family="text">
      <style:text-properties officeooo:rsid="0003e37e"/>
    </style:style>
    <style:style style:name="T2" style:family="text">
      <style:text-properties officeooo:rsid="000620cd"/>
    </style:style>
    <style:style style:name="T3" style:family="text">
      <style:text-properties officeooo:rsid="0006f665"/>
    </style:style>
    <style:style style:name="T4" style:family="text">
      <style:text-properties officeooo:rsid="0009dc61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officeooo:rsid="0002d82a"/>
    </style:style>
    <style:style style:name="T7" style:family="text">
      <style:text-properties officeooo:rsid="000c740f"/>
    </style:style>
    <style:style style:name="T8" style:family="text">
      <style:text-properties officeooo:rsid="000da7d0"/>
    </style:style>
    <style:style style:name="T9" style:family="text">
      <style:text-properties officeooo:rsid="00104184"/>
    </style:style>
    <style:style style:name="T10" style:family="text">
      <style:text-properties officeooo:rsid="00117f82"/>
    </style:style>
    <style:style style:name="T11" style:family="text">
      <style:text-properties officeooo:rsid="0014e2d1"/>
    </style:style>
    <style:style style:name="T12" style:family="text">
      <style:text-properties officeooo:rsid="00185e9c"/>
    </style:style>
    <style:style style:name="T13" style:family="text">
      <style:text-properties officeooo:rsid="001c8379"/>
    </style:style>
    <style:style style:name="T14" style:family="text">
      <style:text-properties officeooo:rsid="001ecc84"/>
    </style:style>
    <style:style style:name="T15" style:family="text">
      <style:text-properties officeooo:rsid="001fcca9"/>
    </style:style>
    <style:style style:name="T16" style:family="text">
      <style:text-properties officeooo:rsid="0021d7d3"/>
    </style:style>
    <style:style style:name="T17" style:family="text">
      <style:text-properties officeooo:rsid="0024fbc4"/>
    </style:style>
    <style:style style:name="T18" style:family="text">
      <style:text-properties officeooo:rsid="0028b53d"/>
    </style:style>
    <style:style style:name="T19" style:family="text">
      <style:text-properties officeooo:rsid="002ed84a"/>
    </style:style>
    <style:style style:name="T20" style:family="text">
      <style:text-properties officeooo:rsid="00308d8d"/>
    </style:style>
    <style:style style:name="T21" style:family="text">
      <style:text-properties officeooo:rsid="0031e284"/>
    </style:style>
    <style:style style:name="T22" style:family="text">
      <style:text-properties officeooo:rsid="0037bb5c"/>
    </style:style>
    <style:style style:name="T23" style:family="text">
      <style:text-properties officeooo:rsid="0037bca7"/>
    </style:style>
    <style:style style:name="T24" style:family="text">
      <style:text-properties officeooo:rsid="00417441"/>
    </style:style>
    <style:style style:name="T25" style:family="text">
      <style:text-properties officeooo:rsid="00420262"/>
    </style:style>
    <style:style style:name="T26" style:family="text">
      <style:text-properties officeooo:rsid="0043d759"/>
    </style:style>
    <style:style style:name="T27" style:family="text">
      <style:text-properties officeooo:rsid="0044368f"/>
    </style:style>
    <style:style style:name="T28" style:family="text">
      <style:text-properties officeooo:rsid="0045ecea"/>
    </style:style>
    <style:style style:name="T29" style:family="text">
      <style:text-properties officeooo:rsid="00472d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61"><text:span text:style-name="T6">Very Busy Expression</text:span></text:p>
          </table:table-cell>
          <table:covered-table-cell/>
        </table:table-row>
        <table:table-row>
          <table:table-cell table:style-name="Tabella1.A2" office:value-type="string">
            <text:p text:style-name="P1">Domain</text:p>
          </table:table-cell>
          <table:table-cell table:style-name="Tabella1.B2" office:value-type="string">
            <text:p text:style-name="P2">L'insieme delle espressioni</text:p>
          </table:table-cell>
        </table:table-row>
        <table:table-row>
          <table:table-cell table:style-name="Tabella1.A2" office:value-type="string">
            <text:p text:style-name="P1">Direction</text:p>
          </table:table-cell>
          <table:table-cell table:style-name="Tabella1.B2" office:value-type="string">
            <text:p text:style-name="P2">Backward</text:p>
            <text:p text:style-name="P2">in[b] = f<text:span text:style-name="T5">b</text:span>(<text:span text:style-name="T4">out</text:span>[b])</text:p>
            <text:p text:style-name="P2">out[b] = <text:span text:style-name="T4">^ in</text:span>[succ(b)]</text:p>
          </table:table-cell>
        </table:table-row>
        <table:table-row>
          <table:table-cell table:style-name="Tabella1.A2" office:value-type="string">
            <text:p text:style-name="P1">Transfer function</text:p>
          </table:table-cell>
          <table:table-cell table:style-name="Tabella1.B2" office:value-type="string">
            <text:p text:style-name="P14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1.A2" office:value-type="string">
            <text:p text:style-name="P67"><text:span text:style-name="T6">Meet operation</text:span></text:p>
          </table:table-cell>
          <table:table-cell table:style-name="Tabella1.B2" office:value-type="string">
            <text:p text:style-name="P2">∩</text:p>
          </table:table-cell>
        </table:table-row>
        <table:table-row>
          <table:table-cell table:style-name="Tabella1.A2" office:value-type="string">
            <text:p text:style-name="P1">Boundary condition</text:p>
          </table:table-cell>
          <table:table-cell table:style-name="Tabella1.B2" office:value-type="string">
            <text:p text:style-name="P2"><text:span text:style-name="T4">in</text:span>[exit] = ∅</text:p>
          </table:table-cell>
        </table:table-row>
        <table:table-row>
          <table:table-cell table:style-name="Tabella1.A7" office:value-type="string">
            <text:p text:style-name="P1">Initial interior points</text:p>
          </table:table-cell>
          <table:table-cell table:style-name="Tabella1.B7" office:value-type="string">
            <text:p text:style-name="P2"><text:span text:style-name="T4">in</text:span>[b] = <text:span text:style-name="T4">u</text:span> (<text:span text:style-name="T8">u</text:span>niversal <text:span text:style-name="T8">s</text:span>et)</text:p>
          </table:table-cell>
        </table:table-row>
      </table:table>
      <text:p text:style-name="Standard"/>
      <text:p text:style-name="Standard"/>
      <table:table table:name="Tabella3" table:style-name="Tabella3">
        <table:table-column table:style-name="Tabella3.A"/>
        <table:table-column table:style-name="Tabella3.B" table:number-columns-repeated="2"/>
        <table:table-row>
          <table:table-cell table:style-name="Tabella3.A1" office:value-type="string">
            <text:p text:style-name="P59"/>
          </table:table-cell>
          <table:table-cell table:style-name="Tabella3.A1" office:value-type="string">
            <text:p text:style-name="P52">GEN<text:span text:style-name="T9">[]</text:span></text:p>
          </table:table-cell>
          <table:table-cell table:style-name="Tabella3.C1" office:value-type="string">
            <text:p text:style-name="P52">KILL<text:span text:style-name="T9">[]</text:span></text:p>
          </table:table-cell>
        </table:table-row>
        <table:table-row>
          <table:table-cell table:style-name="Tabella3.A2" office:value-type="string">
            <text:p text:style-name="P52">BB1</text:p>
          </table:table-cell>
          <table:table-cell table:style-name="Tabella3.A2" office:value-type="string">
            <text:p text:style-name="P3">∅</text:p>
          </table:table-cell>
          <table:table-cell table:style-name="Tabella3.C2" office:value-type="string">
            <text:p text:style-name="P3">∅</text:p>
          </table:table-cell>
        </table:table-row>
        <table:table-row>
          <table:table-cell table:style-name="Tabella3.A2" office:value-type="string">
            <text:p text:style-name="P52">BB2</text:p>
          </table:table-cell>
          <table:table-cell table:style-name="Tabella3.A2" office:value-type="string">
            <text:p text:style-name="P3">∅</text:p>
          </table:table-cell>
          <table:table-cell table:style-name="Tabella3.C2" office:value-type="string">
            <text:p text:style-name="P3">∅</text:p>
          </table:table-cell>
        </table:table-row>
        <table:table-row>
          <table:table-cell table:style-name="Tabella3.A2" office:value-type="string">
            <text:p text:style-name="P52">BB3</text:p>
          </table:table-cell>
          <table:table-cell table:style-name="Tabella3.A2" office:value-type="string">
            <text:p text:style-name="P52">b-a</text:p>
          </table:table-cell>
          <table:table-cell table:style-name="Tabella3.C2" office:value-type="string">
            <text:p text:style-name="P3">∅</text:p>
          </table:table-cell>
        </table:table-row>
        <table:table-row>
          <table:table-cell table:style-name="Tabella3.A2" office:value-type="string">
            <text:p text:style-name="P52">BB4</text:p>
          </table:table-cell>
          <table:table-cell table:style-name="Tabella3.A2" office:value-type="string">
            <text:p text:style-name="P8">a-b</text:p>
          </table:table-cell>
          <table:table-cell table:style-name="Tabella3.C2" office:value-type="string">
            <text:p text:style-name="P3">∅</text:p>
          </table:table-cell>
        </table:table-row>
        <table:table-row>
          <table:table-cell table:style-name="Tabella3.A2" office:value-type="string">
            <text:p text:style-name="P52">BB5</text:p>
          </table:table-cell>
          <table:table-cell table:style-name="Tabella3.A2" office:value-type="string">
            <text:p text:style-name="P52">b-a</text:p>
          </table:table-cell>
          <table:table-cell table:style-name="Tabella3.C2" office:value-type="string">
            <text:p text:style-name="P3">∅</text:p>
          </table:table-cell>
        </table:table-row>
        <table:table-row>
          <table:table-cell table:style-name="Tabella3.A2" office:value-type="string">
            <text:p text:style-name="P52">BB6</text:p>
          </table:table-cell>
          <table:table-cell table:style-name="Tabella3.A2" office:value-type="string">
            <text:p text:style-name="P3">∅</text:p>
          </table:table-cell>
          <table:table-cell table:style-name="Tabella3.C2" office:value-type="string">
            <text:p text:style-name="P8">a-b</text:p>
          </table:table-cell>
        </table:table-row>
        <table:table-row>
          <table:table-cell table:style-name="Tabella3.A2" office:value-type="string">
            <text:p text:style-name="P52">BB7</text:p>
          </table:table-cell>
          <table:table-cell table:style-name="Tabella3.A2" office:value-type="string">
            <text:p text:style-name="P8">a-b</text:p>
          </table:table-cell>
          <table:table-cell table:style-name="Tabella3.C2" office:value-type="string">
            <text:p text:style-name="P3">∅</text:p>
          </table:table-cell>
        </table:table-row>
        <table:table-row>
          <table:table-cell table:style-name="Tabella3.A2" office:value-type="string">
            <text:p text:style-name="P52">BB8</text:p>
          </table:table-cell>
          <table:table-cell table:style-name="Tabella3.A2" office:value-type="string">
            <text:p text:style-name="P3">∅</text:p>
          </table:table-cell>
          <table:table-cell table:style-name="Tabella3.C2" office:value-type="string">
            <text:p text:style-name="P3">∅</text:p>
          </table:table-cell>
        </table:table-row>
      </table:table>
      <text:p text:style-name="P2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58"/>
          </table:table-cell>
          <table:table-cell table:style-name="Tabella2.A1" office:value-type="string">
            <text:p text:style-name="P52">IN</text:p>
          </table:table-cell>
          <table:table-cell table:style-name="Tabella2.C1" office:value-type="string">
            <text:p text:style-name="P52">OUT</text:p>
          </table:table-cell>
        </table:table-row>
        <table:table-row>
          <table:table-cell table:style-name="Tabella2.A2" office:value-type="string">
            <text:p text:style-name="P52">BB1</text:p>
          </table:table-cell>
          <table:table-cell table:style-name="Tabella2.A2" office:value-type="string">
            <text:p text:style-name="P3">∅ <text:span text:style-name="T1">∪ ({b-a} – ∅) = {b-a}</text:span></text:p>
          </table:table-cell>
          <table:table-cell table:style-name="Tabella2.C2" office:value-type="string">
            <text:p text:style-name="P3"><text:span text:style-name="T1">{b-a}</text:span></text:p>
          </table:table-cell>
        </table:table-row>
        <table:table-row>
          <table:table-cell table:style-name="Tabella2.A2" office:value-type="string">
            <text:p text:style-name="P52">BB2</text:p>
          </table:table-cell>
          <table:table-cell table:style-name="Tabella2.A2" office:value-type="string">
            <text:p text:style-name="P3">∅ <text:span text:style-name="T1">∪ ({b-a} – ∅) = {b-a}</text:span></text:p>
          </table:table-cell>
          <table:table-cell table:style-name="Tabella2.C2" office:value-type="string">
            <text:p text:style-name="P54">{b-a, a-b} ∩ {b-a} = {b-a}</text:p>
          </table:table-cell>
        </table:table-row>
        <table:table-row>
          <table:table-cell table:style-name="Tabella2.A2" office:value-type="string">
            <text:p text:style-name="P52">BB3</text:p>
          </table:table-cell>
          <table:table-cell table:style-name="Tabella2.A2" office:value-type="string">
            <text:p text:style-name="P52">{b-a} ∪ ({a-b} - ∅) = {b-a, a-b}</text:p>
          </table:table-cell>
          <table:table-cell table:style-name="Tabella2.C2" office:value-type="string">
            <text:p text:style-name="P52">{a-b}</text:p>
          </table:table-cell>
        </table:table-row>
        <table:table-row>
          <table:table-cell table:style-name="Tabella2.A2" office:value-type="string">
            <text:p text:style-name="P52">BB4</text:p>
          </table:table-cell>
          <table:table-cell table:style-name="Tabella2.A2" office:value-type="string">
            <text:p text:style-name="P52">{a-b} ∪ (∅ - ∅) = {a-b}</text:p>
          </table:table-cell>
          <table:table-cell table:style-name="Tabella2.C2" office:value-type="string">
            <text:p text:style-name="P3">∅</text:p>
          </table:table-cell>
        </table:table-row>
        <table:table-row>
          <table:table-cell table:style-name="Tabella2.A2" office:value-type="string">
            <text:p text:style-name="P52">BB5</text:p>
          </table:table-cell>
          <table:table-cell table:style-name="Tabella2.A2" office:value-type="string">
            <text:p text:style-name="P52">{b-a} ∪ (∅ - ∅) = {b-a}</text:p>
          </table:table-cell>
          <table:table-cell table:style-name="Tabella2.C2" office:value-type="string">
            <text:p text:style-name="P3">∅ </text:p>
          </table:table-cell>
        </table:table-row>
        <table:table-row>
          <table:table-cell table:style-name="Tabella2.A2" office:value-type="string">
            <text:p text:style-name="P52">BB6</text:p>
          </table:table-cell>
          <table:table-cell table:style-name="Tabella2.A2" office:value-type="string">
            <text:p text:style-name="P3">∅ <text:span text:style-name="T1">∪ ({a-b} – {a-b}) = ∅</text:span></text:p>
          </table:table-cell>
          <table:table-cell table:style-name="Tabella2.C2" office:value-type="string">
            <text:p text:style-name="P3"><text:span text:style-name="T1">{a-b}</text:span></text:p>
          </table:table-cell>
        </table:table-row>
        <table:table-row>
          <table:table-cell table:style-name="Tabella2.A2" office:value-type="string">
            <text:p text:style-name="P52">BB7</text:p>
          </table:table-cell>
          <table:table-cell table:style-name="Tabella2.A2" office:value-type="string">
            <text:p text:style-name="P3"><text:span text:style-name="T1">{a-b} ∪ (∅ - ∅) = {a-b}</text:span></text:p>
          </table:table-cell>
          <table:table-cell table:style-name="Tabella2.C2" office:value-type="string">
            <text:p text:style-name="P3">∅</text:p>
          </table:table-cell>
        </table:table-row>
        <table:table-row>
          <table:table-cell table:style-name="Tabella2.A2" office:value-type="string">
            <text:p text:style-name="P52">BB8</text:p>
          </table:table-cell>
          <table:table-cell table:style-name="Tabella2.A2" office:value-type="string">
            <text:p text:style-name="P3">∅</text:p>
          </table:table-cell>
          <table:table-cell table:style-name="Tabella2.C2" office:value-type="string">
            <text:p text:style-name="P3">∅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60"><text:span text:style-name="T2">Dominator Analys</text:span></text:p>
          </table:table-cell>
          <table:covered-table-cell/>
        </table:table-row>
        <table:table-row>
          <table:table-cell table:style-name="Tabella4.A2" office:value-type="string">
            <text:p text:style-name="P50">Domain</text:p>
          </table:table-cell>
          <table:table-cell table:style-name="Tabella4.B2" office:value-type="string">
            <text:p text:style-name="P9">L'insieme de<text:span text:style-name="T2">i b</text:span><text:span text:style-name="T7">locchi</text:span></text:p>
          </table:table-cell>
        </table:table-row>
        <table:table-row>
          <table:table-cell table:style-name="Tabella4.A2" office:value-type="string">
            <text:p text:style-name="P50">Direction</text:p>
          </table:table-cell>
          <table:table-cell table:style-name="Tabella4.B2" office:value-type="string">
            <text:p text:style-name="P9"><text:span text:style-name="T2">For</text:span>ward</text:p>
            <text:p text:style-name="P14"><text:span text:style-name="T8">out</text:span>[b] = f<text:span text:style-name="T5">b</text:span>(<text:span text:style-name="T8">in</text:span>[b])</text:p>
            <text:p text:style-name="P9"><text:span text:style-name="T8">in</text:span>[b] = <text:span text:style-name="T1">^ </text:span><text:span text:style-name="T8">out</text:span>[<text:span text:style-name="T2">pred</text:span>(b)]</text:p>
          </table:table-cell>
        </table:table-row>
        <table:table-row>
          <table:table-cell table:style-name="Tabella4.A2" office:value-type="string">
            <text:p text:style-name="P50">Transfer function</text:p>
          </table:table-cell>
          <table:table-cell table:style-name="Tabella4.B2" office:value-type="string">
            <text:p text:style-name="P15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4.A2" office:value-type="string">
            <text:p text:style-name="P50">Meet operation</text:p>
          </table:table-cell>
          <table:table-cell table:style-name="Tabella4.B2" office:value-type="string">
            <text:p text:style-name="P14">∩</text:p>
          </table:table-cell>
        </table:table-row>
        <table:table-row>
          <table:table-cell table:style-name="Tabella4.A2" office:value-type="string">
            <text:p text:style-name="P50">Boundary condition</text:p>
          </table:table-cell>
          <table:table-cell table:style-name="Tabella4.B2" office:value-type="string">
            <text:p text:style-name="P9"><text:span text:style-name="T8">out</text:span>[<text:span text:style-name="T2">entry</text:span>] = ∅</text:p>
          </table:table-cell>
        </table:table-row>
        <table:table-row>
          <table:table-cell table:style-name="Tabella4.A2" office:value-type="string">
            <text:p text:style-name="P50">Initial interior points</text:p>
          </table:table-cell>
          <table:table-cell table:style-name="Tabella4.B2" office:value-type="string">
            <text:p text:style-name="P9"><text:span text:style-name="T8">out</text:span>[b] = <text:span text:style-name="T8">u</text:span> (<text:span text:style-name="T8">u</text:span>niversal <text:span text:style-name="T8">s</text:span>et)</text:p>
          </table:table-cell>
        </table:table-row>
      </table:table>
      <text:p text:style-name="P9"/>
      <text:p text:style-name="P9"/>
      <text:p text:style-name="P10">GEN[b] = B (ogni blocco genera se stesso)</text:p>
      <text:p text:style-name="P10">KILL[b] = ∅ (non sono presenti operazioni di kill)</text:p>
      <text:p text:style-name="P9"/>
      <text:p text:style-name="P9"/>
      <table:table table:name="Tabella6" table:style-name="Tabella6">
        <table:table-column table:style-name="Tabella6.A"/>
        <table:table-column table:style-name="Tabella6.B" table:number-columns-repeated="2"/>
        <table:table-row>
          <table:table-cell table:style-name="Tabella6.A1" office:value-type="string">
            <text:p text:style-name="P60"/>
          </table:table-cell>
          <table:table-cell table:style-name="Tabella6.A1" office:value-type="string">
            <text:p text:style-name="P53">IN</text:p>
          </table:table-cell>
          <table:table-cell table:style-name="Tabella6.C1" office:value-type="string">
            <text:p text:style-name="P53">OUT</text:p>
          </table:table-cell>
        </table:table-row>
        <table:table-row>
          <table:table-cell table:style-name="Tabella6.A2" office:value-type="string">
            <text:p text:style-name="P66">A</text:p>
          </table:table-cell>
          <table:table-cell table:style-name="Tabella6.A2" office:value-type="string">
            <text:p text:style-name="P4">∅</text:p>
          </table:table-cell>
          <table:table-cell table:style-name="Tabella6.C2" office:value-type="string">
            <text:p text:style-name="P11">A <text:span text:style-name="T1">∪ </text:span>(∅ - ∅) = {A}</text:p>
          </table:table-cell>
        </table:table-row>
        <table:table-row>
          <table:table-cell table:style-name="Tabella6.A2" office:value-type="string">
            <text:p text:style-name="P66">B</text:p>
          </table:table-cell>
          <table:table-cell table:style-name="Tabella6.A2" office:value-type="string">
            <text:p text:style-name="P11">A</text:p>
          </table:table-cell>
          <table:table-cell table:style-name="Tabella6.C2" office:value-type="string">
            <text:p text:style-name="P11">B <text:span text:style-name="T1">∪ </text:span>(A <text:s/>- ∅) = {A, B}</text:p>
          </table:table-cell>
        </table:table-row>
        <table:table-row>
          <table:table-cell table:style-name="Tabella6.A2" office:value-type="string">
            <text:p text:style-name="P66">C</text:p>
          </table:table-cell>
          <table:table-cell table:style-name="Tabella6.A2" office:value-type="string">
            <text:p text:style-name="P66">A</text:p>
          </table:table-cell>
          <table:table-cell table:style-name="Tabella6.C2" office:value-type="string">
            <text:p text:style-name="P11">C <text:span text:style-name="T1">∪ </text:span>(A <text:s/>- ∅) = {A, C}</text:p>
          </table:table-cell>
        </table:table-row>
        <table:table-row>
          <table:table-cell table:style-name="Tabella6.A2" office:value-type="string">
            <text:p text:style-name="P66">D</text:p>
          </table:table-cell>
          <table:table-cell table:style-name="Tabella6.A2" office:value-type="string">
            <text:p text:style-name="P12">{A, C}</text:p>
          </table:table-cell>
          <table:table-cell table:style-name="Tabella6.C2" office:value-type="string">
            <text:p text:style-name="P12"><text:span text:style-name="T3">D</text:span> <text:span text:style-name="T1">∪ </text:span>({A, C} <text:s/>- ∅) = {A, C, <text:span text:style-name="T3">D</text:span>}</text:p>
          </table:table-cell>
        </table:table-row>
        <table:table-row>
          <table:table-cell table:style-name="Tabella6.A2" office:value-type="string">
            <text:p text:style-name="P66">E</text:p>
          </table:table-cell>
          <table:table-cell table:style-name="Tabella6.A2" office:value-type="string">
            <text:p text:style-name="P12">{A, C}</text:p>
          </table:table-cell>
          <table:table-cell table:style-name="Tabella6.C2" office:value-type="string">
            <text:p text:style-name="P12"><text:span text:style-name="T3">E</text:span> <text:span text:style-name="T1">∪ </text:span>({A, C} <text:s/>- ∅) = {A, C, <text:span text:style-name="T3">E</text:span>}</text:p>
          </table:table-cell>
        </table:table-row>
        <table:table-row>
          <table:table-cell table:style-name="Tabella6.A2" office:value-type="string">
            <text:p text:style-name="P66">F</text:p>
          </table:table-cell>
          <table:table-cell table:style-name="Tabella6.A2" office:value-type="string">
            <text:p text:style-name="P13">{A, C, <text:span text:style-name="T3">D</text:span>} ∩ {A, C, <text:span text:style-name="T3">E</text:span>} <text:span text:style-name="T3">= </text:span>{A, C}</text:p>
          </table:table-cell>
          <table:table-cell table:style-name="Tabella6.C2" office:value-type="string">
            <text:p text:style-name="P12"><text:span text:style-name="T3">F</text:span> <text:span text:style-name="T1">∪ </text:span>({A, C} <text:s/>- ∅) = {A, C, <text:span text:style-name="T3">F</text:span>}</text:p>
          </table:table-cell>
        </table:table-row>
        <table:table-row>
          <table:table-cell table:style-name="Tabella6.A2" office:value-type="string">
            <text:p text:style-name="P66">G</text:p>
          </table:table-cell>
          <table:table-cell table:style-name="Tabella6.A2" office:value-type="string">
            <text:p text:style-name="P13">{A, B} ∩ {A, C, <text:span text:style-name="T3">F</text:span>} <text:span text:style-name="T3">= {A}</text:span></text:p>
          </table:table-cell>
          <table:table-cell table:style-name="Tabella6.C2" office:value-type="string">
            <text:p text:style-name="P12"><text:span text:style-name="T3">G</text:span> <text:span text:style-name="T1">∪ </text:span>(<text:span text:style-name="T3">A</text:span> <text:s/>- ∅) = {A, <text:span text:style-name="T3">G</text:span>}</text:p>
          </table:table-cell>
        </table:table-row>
      </table:table>
      <text:p text:style-name="P9"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a5" table:style-name="Tabella5">
        <table:table-column table:style-name="Tabella5.A"/>
        <table:table-column table:style-name="Tabella5.B"/>
        <text:soft-page-break/>
        <table:table-row table:style-name="Tabella5.1">
          <table:table-cell table:style-name="Tabella5.A1" table:number-columns-spanned="2" office:value-type="string">
            <text:p text:style-name="P62"><text:span text:style-name="T10">Constant Propagation</text:span></text:p>
          </table:table-cell>
          <table:covered-table-cell/>
        </table:table-row>
        <table:table-row>
          <table:table-cell table:style-name="Tabella5.A2" office:value-type="string">
            <text:p text:style-name="P51">Domain</text:p>
          </table:table-cell>
          <table:table-cell table:style-name="Tabella5.B2" office:value-type="string">
            <text:p text:style-name="P16">L'insieme delle <text:span text:style-name="T10">coppie &lt;variabile, valore costante&gt;</text:span></text:p>
          </table:table-cell>
        </table:table-row>
        <table:table-row>
          <table:table-cell table:style-name="Tabella5.A2" office:value-type="string">
            <text:p text:style-name="P51">Direction</text:p>
          </table:table-cell>
          <table:table-cell table:style-name="Tabella5.B2" office:value-type="string">
            <text:p text:style-name="P9"><text:span text:style-name="T2">For</text:span>ward</text:p>
            <text:p text:style-name="P14"><text:span text:style-name="T8">out</text:span>[b] = f<text:span text:style-name="T5">b</text:span>(<text:span text:style-name="T8">in</text:span>[b])</text:p>
            <text:p text:style-name="P9"><text:span text:style-name="T8">in</text:span>[b] = <text:span text:style-name="T1">^ </text:span><text:span text:style-name="T8">out</text:span>[<text:span text:style-name="T2">pred</text:span>(b)]</text:p>
          </table:table-cell>
        </table:table-row>
        <table:table-row>
          <table:table-cell table:style-name="Tabella5.A2" office:value-type="string">
            <text:p text:style-name="P51">Transfer function</text:p>
          </table:table-cell>
          <table:table-cell table:style-name="Tabella5.B2" office:value-type="string">
            <text:p text:style-name="P16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5.A2" office:value-type="string">
            <text:p text:style-name="P68"><text:span text:style-name="T6">Meet operation</text:span></text:p>
          </table:table-cell>
          <table:table-cell table:style-name="Tabella5.B2" office:value-type="string">
            <text:p text:style-name="P16">∩</text:p>
          </table:table-cell>
        </table:table-row>
        <table:table-row>
          <table:table-cell table:style-name="Tabella5.A2" office:value-type="string">
            <text:p text:style-name="P51">Boundary condition</text:p>
          </table:table-cell>
          <table:table-cell table:style-name="Tabella5.B2" office:value-type="string">
            <text:p text:style-name="P17"><text:span text:style-name="T8">out</text:span>[<text:span text:style-name="T2">entry</text:span>] = ∅</text:p>
          </table:table-cell>
        </table:table-row>
        <table:table-row>
          <table:table-cell table:style-name="Tabella5.A2" office:value-type="string">
            <text:p text:style-name="P51">Initial interior points</text:p>
          </table:table-cell>
          <table:table-cell table:style-name="Tabella5.B2" office:value-type="string">
            <text:p text:style-name="P9"><text:span text:style-name="T8">out</text:span>[b] = <text:span text:style-name="T8">u</text:span> (<text:span text:style-name="T8">u</text:span>niversal <text:span text:style-name="T8">s</text:span>et)</text:p>
          </table:table-cell>
        </table:table-row>
      </table:table>
      <text:p text:style-name="P16"/>
      <text:p text:style-name="P16"/>
      <text:p text:style-name="P18"/>
      <table:table table:name="Tabella7" table:style-name="Tabella7">
        <table:table-column table:style-name="Tabella7.A"/>
        <table:table-column table:style-name="Tabella7.B" table:number-columns-repeated="2"/>
        <table:table-row table:style-name="Tabella7.1">
          <table:table-cell table:style-name="Tabella7.A1" office:value-type="string">
            <text:p text:style-name="P63"/>
          </table:table-cell>
          <table:table-cell table:style-name="Tabella7.A1" office:value-type="string">
            <text:p text:style-name="P55">GEN<text:span text:style-name="T9">[]</text:span></text:p>
          </table:table-cell>
          <table:table-cell table:style-name="Tabella7.C1" office:value-type="string">
            <text:p text:style-name="P55">KILL<text:span text:style-name="T9">[]</text:span></text:p>
          </table:table-cell>
        </table:table-row>
        <table:table-row table:style-name="Tabella7.1">
          <table:table-cell table:style-name="Tabella7.A2" office:value-type="string">
            <text:p text:style-name="P55">BB1</text:p>
            <text:p text:style-name="P69">(entry)</text:p>
          </table:table-cell>
          <table:table-cell table:style-name="Tabella7.A2" office:value-type="string">
            <text:p text:style-name="P5">∅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2</text:p>
          </table:table-cell>
          <table:table-cell table:style-name="Tabella7.A2" office:value-type="string">
            <text:p text:style-name="P19">&lt;k,2&gt;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3</text:p>
            <text:p text:style-name="P70">(if)</text:p>
          </table:table-cell>
          <table:table-cell table:style-name="Tabella7.A2" office:value-type="string">
            <text:p text:style-name="P5">∅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4</text:p>
          </table:table-cell>
          <table:table-cell table:style-name="Tabella7.A2" office:value-type="string">
            <text:p text:style-name="P19">&lt;a,<text:span text:style-name="T13">4&gt;</text:span>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5</text:p>
          </table:table-cell>
          <table:table-cell table:style-name="Tabella7.A2" office:value-type="string">
            <text:p text:style-name="P69">&lt;x,5&gt;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6</text:p>
          </table:table-cell>
          <table:table-cell table:style-name="Tabella7.A2" office:value-type="string">
            <text:p text:style-name="P24">&lt;a,<text:span text:style-name="T13">4&gt;</text:span>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7</text:p>
          </table:table-cell>
          <table:table-cell table:style-name="Tabella7.A2" office:value-type="string">
            <text:p text:style-name="P19">&lt;x,8&gt;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8</text:p>
          </table:table-cell>
          <table:table-cell table:style-name="Tabella7.A2" office:value-type="string">
            <text:p text:style-name="P19">&lt;k, <text:span text:style-name="T17">4</text:span>&gt;</text:p>
          </table:table-cell>
          <table:table-cell table:style-name="Tabella7.C2" office:value-type="string">
            <text:p text:style-name="P19">&lt;k,2&gt;</text:p>
          </table:table-cell>
        </table:table-row>
        <table:table-row table:style-name="Tabella7.1">
          <table:table-cell table:style-name="Tabella7.A2" office:value-type="string">
            <text:p text:style-name="P55">BB<text:span text:style-name="T11">9</text:span></text:p>
            <text:p text:style-name="P69">(while)</text:p>
          </table:table-cell>
          <table:table-cell table:style-name="Tabella7.A2" office:value-type="string">
            <text:p text:style-name="P5">∅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<text:span text:style-name="T11">10</text:span></text:p>
          </table:table-cell>
          <table:table-cell table:style-name="Tabella7.A2" office:value-type="string">
            <text:p text:style-name="P19">&lt;b,2&gt;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<text:span text:style-name="T11">11</text:span></text:p>
          </table:table-cell>
          <table:table-cell table:style-name="Tabella7.A2" office:value-type="string">
            <text:p text:style-name="P32">&lt;x,8&gt;</text:p>
          </table:table-cell>
          <table:table-cell table:style-name="Tabella7.C2" office:value-type="string">
            <text:p text:style-name="P69">&lt;x,5&gt;, &lt;x,8&gt;</text:p>
          </table:table-cell>
        </table:table-row>
        <table:table-row table:style-name="Tabella7.1">
          <table:table-cell table:style-name="Tabella7.A2" office:value-type="string">
            <text:p text:style-name="P55">BB<text:span text:style-name="T11">12</text:span></text:p>
          </table:table-cell>
          <table:table-cell table:style-name="Tabella7.A2" office:value-type="string">
            <text:p text:style-name="P35">&lt;<text:span text:style-name="T19">y</text:span>,<text:span text:style-name="T19">8</text:span>&gt;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<text:span text:style-name="T11">13</text:span></text:p>
          </table:table-cell>
          <table:table-cell table:style-name="Tabella7.A2" office:value-type="string">
            <text:p text:style-name="P19">&lt;k,<text:span text:style-name="T20">5&gt;</text:span></text:p>
          </table:table-cell>
          <table:table-cell table:style-name="Tabella7.C2" office:value-type="string">
            <text:p text:style-name="P37">&lt;k, <text:span text:style-name="T17">4</text:span>&gt;</text:p>
          </table:table-cell>
        </table:table-row>
        <table:table-row table:style-name="Tabella7.1">
          <table:table-cell table:style-name="Tabella7.A2" office:value-type="string">
            <text:p text:style-name="P55">BB<text:span text:style-name="T11">14</text:span></text:p>
          </table:table-cell>
          <table:table-cell table:style-name="Tabella7.A2" office:value-type="string">
            <text:p text:style-name="P5">∅</text:p>
          </table:table-cell>
          <table:table-cell table:style-name="Tabella7.C2" office:value-type="string">
            <text:p text:style-name="P5">∅</text:p>
          </table:table-cell>
        </table:table-row>
        <table:table-row table:style-name="Tabella7.1">
          <table:table-cell table:style-name="Tabella7.A2" office:value-type="string">
            <text:p text:style-name="P55">BB<text:span text:style-name="T11">15</text:span></text:p>
          </table:table-cell>
          <table:table-cell table:style-name="Tabella7.A2" office:value-type="string">
            <text:p text:style-name="P5">∅</text:p>
          </table:table-cell>
          <table:table-cell table:style-name="Tabella7.C2" office:value-type="string">
            <text:p text:style-name="P5">∅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5"><text:soft-page-break/>ITER 1</text:p>
      <text:p text:style-name="P18"/>
      <table:table table:name="Tabella8" table:style-name="Tabella8">
        <table:table-column table:style-name="Tabella8.A"/>
        <table:table-column table:style-name="Tabella8.B" table:number-columns-repeated="2"/>
        <table:table-row table:style-name="Tabella8.1">
          <table:table-cell table:style-name="Tabella8.A1" office:value-type="string">
            <text:p text:style-name="P63"/>
          </table:table-cell>
          <table:table-cell table:style-name="Tabella8.A1" office:value-type="string">
            <text:p text:style-name="P69">IN</text:p>
          </table:table-cell>
          <table:table-cell table:style-name="Tabella8.C1" office:value-type="string">
            <text:p text:style-name="P69">OUT</text:p>
          </table:table-cell>
        </table:table-row>
        <table:table-row table:style-name="Tabella8.1">
          <table:table-cell table:style-name="Tabella8.A2" office:value-type="string">
            <text:p text:style-name="P55">BB1</text:p>
            <text:p text:style-name="P69">(entry)</text:p>
          </table:table-cell>
          <table:table-cell table:style-name="Tabella8.A2" office:value-type="string">
            <text:p text:style-name="P5">∅</text:p>
          </table:table-cell>
          <table:table-cell table:style-name="Tabella8.C2" office:value-type="string">
            <text:p text:style-name="P5">∅</text:p>
          </table:table-cell>
        </table:table-row>
        <table:table-row table:style-name="Tabella8.1">
          <table:table-cell table:style-name="Tabella8.A2" office:value-type="string">
            <text:p text:style-name="P55">BB2</text:p>
          </table:table-cell>
          <table:table-cell table:style-name="Tabella8.A2" office:value-type="string">
            <text:p text:style-name="P5">∅</text:p>
          </table:table-cell>
          <table:table-cell table:style-name="Tabella8.C2" office:value-type="string">
            <text:p text:style-name="P20">&lt;k,2&gt; <text:span text:style-name="T1">∪ </text:span><text:span text:style-name="T16">(</text:span>∅ - ∅<text:span text:style-name="T16">)</text:span> <text:span text:style-name="T12">= </text:span>&lt;k,2&gt;</text:p>
          </table:table-cell>
        </table:table-row>
        <table:table-row table:style-name="Tabella8.1">
          <table:table-cell table:style-name="Tabella8.A2" office:value-type="string">
            <text:p text:style-name="P55">BB3</text:p>
            <text:p text:style-name="P70">(if)</text:p>
          </table:table-cell>
          <table:table-cell table:style-name="Tabella8.A2" office:value-type="string">
            <text:p text:style-name="P21">&lt;k,2&gt;</text:p>
          </table:table-cell>
          <table:table-cell table:style-name="Tabella8.C2" office:value-type="string">
            <text:p text:style-name="P27">∅ <text:span text:style-name="T1">∪ </text:span><text:span text:style-name="T16">(</text:span>&lt;k,2&gt; - ∅<text:span text:style-name="T16">)</text:span> <text:span text:style-name="T12">= </text:span>&lt;k,2&gt;</text:p>
          </table:table-cell>
        </table:table-row>
        <table:table-row table:style-name="Tabella8.1">
          <table:table-cell table:style-name="Tabella8.A2" office:value-type="string">
            <text:p text:style-name="P55">BB4</text:p>
          </table:table-cell>
          <table:table-cell table:style-name="Tabella8.A2" office:value-type="string">
            <text:p text:style-name="P22">&lt;k,2&gt;</text:p>
          </table:table-cell>
          <table:table-cell table:style-name="Tabella8.C2" office:value-type="string">
            <text:p text:style-name="P27">&lt;<text:span text:style-name="T13">a, 4&gt;</text:span> <text:span text:style-name="T1">∪ </text:span><text:span text:style-name="T16">(</text:span>&lt;k, 2&gt; - ∅<text:span text:style-name="T16">) </text:span><text:span text:style-name="T12">= </text:span>&lt;<text:span text:style-name="T13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55">BB5</text:p>
          </table:table-cell>
          <table:table-cell table:style-name="Tabella8.A2" office:value-type="string">
            <text:p text:style-name="P23">&lt;<text:span text:style-name="T13">a, 4&gt;,</text:span> &lt;k,2&gt;</text:p>
          </table:table-cell>
          <table:table-cell table:style-name="Tabella8.C2" office:value-type="string">
            <text:p text:style-name="P74">&lt;x,5&gt;<text:span text:style-name="T1">∪ </text:span><text:span text:style-name="T16">(</text:span>&lt;<text:span text:style-name="T13">a, 4&gt;,</text:span> &lt;k,2&gt; - ∅<text:span text:style-name="T16">)</text:span> <text:span text:style-name="T12">= </text:span></text:p>
            <text:p text:style-name="P71">&lt;x,5&gt;, &lt;<text:span text:style-name="T13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55">BB6</text:p>
          </table:table-cell>
          <table:table-cell table:style-name="Tabella8.A2" office:value-type="string">
            <text:p text:style-name="P25">&lt;k,2&gt;</text:p>
          </table:table-cell>
          <table:table-cell table:style-name="Tabella8.C2" office:value-type="string">
            <text:p text:style-name="P27">&lt;<text:span text:style-name="T13">a, 4&gt;</text:span> <text:span text:style-name="T1">∪ </text:span><text:span text:style-name="T16">(</text:span>&lt;k, 2&gt; - ∅<text:span text:style-name="T16">)</text:span> <text:span text:style-name="T12">= </text:span>&lt;<text:span text:style-name="T13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55">BB7</text:p>
          </table:table-cell>
          <table:table-cell table:style-name="Tabella8.A2" office:value-type="string">
            <text:p text:style-name="P25">&lt;<text:span text:style-name="T13">a, 4&gt;,</text:span> &lt;k,2&gt;</text:p>
          </table:table-cell>
          <table:table-cell table:style-name="Tabella8.C2" office:value-type="string">
            <text:p text:style-name="P74">&lt;x,<text:span text:style-name="T14">8</text:span>&gt;<text:span text:style-name="T1">∪ </text:span><text:span text:style-name="T16">(</text:span>&lt;<text:span text:style-name="T13">a, 4&gt;,</text:span> &lt;k,2&gt; - ∅<text:span text:style-name="T16">)</text:span> <text:span text:style-name="T12">= </text:span></text:p>
            <text:p text:style-name="P72">&lt;x,<text:span text:style-name="T14">8</text:span>&gt;, &lt;<text:span text:style-name="T13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55">BB8</text:p>
          </table:table-cell>
          <table:table-cell table:style-name="Tabella8.A2" office:value-type="string">
            <text:p text:style-name="P73">&lt;x,5&gt;, &lt;<text:span text:style-name="T13">a, 4&gt;,</text:span> &lt;k,2&gt; ∩ </text:p>
            <text:p text:style-name="P73">&lt;x,<text:span text:style-name="T14">8</text:span>&gt;, &lt;<text:span text:style-name="T13">a, 4&gt;,</text:span> &lt;k,2&gt; <text:span text:style-name="T15">= </text:span>&lt;<text:span text:style-name="T13">a, 4&gt;,</text:span> &lt;k,2&gt;</text:p>
          </table:table-cell>
          <table:table-cell table:style-name="Tabella8.C2" office:value-type="string">
            <text:p text:style-name="P29">&lt;k, <text:span text:style-name="T17">4</text:span>&gt; <text:span text:style-name="T1">∪ </text:span><text:span text:style-name="T16">(</text:span>&lt;<text:span text:style-name="T13">a, 4&gt;,</text:span> &lt;k,2&gt; - &lt;k,2&gt;<text:span text:style-name="T16">)</text:span> <text:span text:style-name="T12">= </text:span></text:p>
            <text:p text:style-name="P26">&lt;k,<text:span text:style-name="T17">4</text:span>&gt;, &lt;<text:span text:style-name="T13">a, 4&gt;</text:span></text:p>
          </table:table-cell>
        </table:table-row>
        <table:table-row table:style-name="Tabella8.1">
          <table:table-cell table:style-name="Tabella8.A2" office:value-type="string">
            <text:p text:style-name="P55">BB<text:span text:style-name="T11">9</text:span></text:p>
            <text:p text:style-name="P69">(while)</text:p>
          </table:table-cell>
          <table:table-cell table:style-name="Tabella8.A2" office:value-type="string">
            <text:p text:style-name="P29">&lt;k,<text:span text:style-name="T17">4</text:span>&gt;, &lt;<text:span text:style-name="T13">a, 4&gt;</text:span></text:p>
          </table:table-cell>
          <table:table-cell table:style-name="Tabella8.C2" office:value-type="string">
            <text:p text:style-name="P29">∅ <text:span text:style-name="T1">∪ </text:span><text:span text:style-name="T16">(</text:span>&lt;k,<text:span text:style-name="T17">4</text:span>&gt;, &lt;<text:span text:style-name="T13">a, 4&gt;</text:span> - ∅<text:span text:style-name="T16">)</text:span> <text:span text:style-name="T12">= </text:span>&lt;k,<text:span text:style-name="T17">4</text:span>&gt;, &lt;<text:span text:style-name="T13">a, 4&gt;</text:span></text:p>
          </table:table-cell>
        </table:table-row>
        <table:table-row table:style-name="Tabella8.1">
          <table:table-cell table:style-name="Tabella8.A2" office:value-type="string">
            <text:p text:style-name="P55">BB<text:span text:style-name="T11">10</text:span></text:p>
          </table:table-cell>
          <table:table-cell table:style-name="Tabella8.A2" office:value-type="string">
            <text:p text:style-name="P30">&lt;k,<text:span text:style-name="T17">4</text:span>&gt;, &lt;<text:span text:style-name="T13">a, 4&gt;</text:span></text:p>
          </table:table-cell>
          <table:table-cell table:style-name="Tabella8.C2" office:value-type="string">
            <text:p text:style-name="P28">&lt;b,2&gt; <text:span text:style-name="T1">∪ </text:span><text:span text:style-name="T16">(</text:span>&lt;k,<text:span text:style-name="T18">4</text:span>&gt;, &lt;<text:span text:style-name="T13">a, 4&gt;</text:span> - ∅<text:span text:style-name="T16">)</text:span> <text:span text:style-name="T12">= </text:span></text:p>
            <text:p text:style-name="P28">&lt;k,<text:span text:style-name="T18">4</text:span>&gt;, &lt;<text:span text:style-name="T13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55">BB<text:span text:style-name="T11">11</text:span></text:p>
          </table:table-cell>
          <table:table-cell table:style-name="Tabella8.A2" office:value-type="string">
            <text:p text:style-name="P31">&lt;k,<text:span text:style-name="T18">4</text:span>&gt;, &lt;<text:span text:style-name="T13">a, 4&gt;, </text:span>&lt;b,2&gt;</text:p>
          </table:table-cell>
          <table:table-cell table:style-name="Tabella8.C2" office:value-type="string">
            <text:p text:style-name="P33">&lt;x,8&gt; <text:span text:style-name="T1">∪ </text:span><text:span text:style-name="T16">(</text:span>&lt;k,<text:span text:style-name="T18">4</text:span>&gt;, &lt;<text:span text:style-name="T13">a, 4&gt;, </text:span>&lt;b,2&gt; - </text:p>
            <text:p text:style-name="P34">&lt;x,5&gt;, &lt;x,8&gt;<text:span text:style-name="T16">)</text:span> <text:span text:style-name="T12">= </text:span></text:p>
            <text:p text:style-name="P34">&lt;x,8&gt;, &lt;k,<text:span text:style-name="T18">4</text:span>&gt;, &lt;<text:span text:style-name="T13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55">BB<text:span text:style-name="T11">12</text:span></text:p>
          </table:table-cell>
          <table:table-cell table:style-name="Tabella8.A2" office:value-type="string">
            <text:p text:style-name="P34">&lt;x,8&gt;, &lt;k,<text:span text:style-name="T18">4</text:span>&gt;, &lt;<text:span text:style-name="T13">a, 4&gt;, </text:span>&lt;b,2&gt;</text:p>
          </table:table-cell>
          <table:table-cell table:style-name="Tabella8.C2" office:value-type="string">
            <text:p text:style-name="P36">&lt;<text:span text:style-name="T19">y</text:span>,<text:span text:style-name="T19">8</text:span>&gt; <text:span text:style-name="T1">∪ </text:span><text:span text:style-name="T16">(</text:span>&lt;x,8&gt;, &lt;k,<text:span text:style-name="T18">4</text:span>&gt;, &lt;<text:span text:style-name="T13">a, 4&gt;, </text:span>&lt;b,2&gt; - </text:p>
            <text:p text:style-name="P37">∅<text:span text:style-name="T16">)</text:span> <text:span text:style-name="T12">= </text:span>&lt;x,8&gt;, &lt;k,<text:span text:style-name="T18">4</text:span>&gt;, &lt;<text:span text:style-name="T13">a, 4&gt;, </text:span>&lt;b,2&gt;, &lt;<text:span text:style-name="T19">y</text:span>,<text:span text:style-name="T19">8</text:span>&gt;</text:p>
          </table:table-cell>
        </table:table-row>
        <table:table-row table:style-name="Tabella8.1">
          <table:table-cell table:style-name="Tabella8.A2" office:value-type="string">
            <text:p text:style-name="P55">BB<text:span text:style-name="T11">13</text:span></text:p>
          </table:table-cell>
          <table:table-cell table:style-name="Tabella8.A2" office:value-type="string">
            <text:p text:style-name="P37">&lt;x,8&gt;, &lt;k,<text:span text:style-name="T18">4</text:span>&gt;, &lt;<text:span text:style-name="T13">a, 4&gt;, </text:span>&lt;b,2&gt;, &lt;<text:span text:style-name="T19">y</text:span>,<text:span text:style-name="T19">8</text:span>&gt;</text:p>
          </table:table-cell>
          <table:table-cell table:style-name="Tabella8.C2" office:value-type="string">
            <text:p text:style-name="P38">&lt;k,<text:span text:style-name="T20">5&gt; </text:span><text:span text:style-name="T1">∪ </text:span><text:span text:style-name="T16">(</text:span>&lt;x,8&gt;, &lt;k,<text:span text:style-name="T18">4</text:span>&gt;, &lt;<text:span text:style-name="T13">a, 4&gt;, </text:span>&lt;b,2&gt;, &lt;<text:span text:style-name="T19">y</text:span>,<text:span text:style-name="T19">8</text:span>&gt; - &lt;k, <text:span text:style-name="T17">4</text:span>&gt;<text:span text:style-name="T21">) = </text:span></text:p>
            <text:p text:style-name="P38">&lt;x,8&gt;, &lt;k,<text:span text:style-name="T21">5</text:span>&gt;, &lt;<text:span text:style-name="T13">a, 4&gt;, </text:span>&lt;b,2&gt;, &lt;<text:span text:style-name="T19">y</text:span>,<text:span text:style-name="T19">8</text:span>&gt;</text:p>
          </table:table-cell>
        </table:table-row>
        <table:table-row table:style-name="Tabella8.1">
          <table:table-cell table:style-name="Tabella8.A2" office:value-type="string">
            <text:p text:style-name="P55">BB<text:span text:style-name="T11">14</text:span></text:p>
          </table:table-cell>
          <table:table-cell table:style-name="Tabella8.A2" office:value-type="string">
            <text:p text:style-name="P39">&lt;k,<text:span text:style-name="T17">4</text:span>&gt;, &lt;<text:span text:style-name="T13">a, 4&gt;</text:span></text:p>
          </table:table-cell>
          <table:table-cell table:style-name="Tabella8.C2" office:value-type="string">
            <text:p text:style-name="P39">∅ <text:span text:style-name="T1">∪ </text:span><text:span text:style-name="T16">(</text:span>&lt;k,<text:span text:style-name="T17">4</text:span>&gt;, &lt;<text:span text:style-name="T13">a, 4&gt;</text:span> - ∅<text:span text:style-name="T16">)</text:span> <text:span text:style-name="T12">= </text:span>&lt;k,<text:span text:style-name="T17">4</text:span>&gt;, &lt;<text:span text:style-name="T13">a, 4&gt;</text:span></text:p>
          </table:table-cell>
        </table:table-row>
        <table:table-row table:style-name="Tabella8.1">
          <table:table-cell table:style-name="Tabella8.A2" office:value-type="string">
            <text:p text:style-name="P55">BB<text:span text:style-name="T11">15</text:span></text:p>
          </table:table-cell>
          <table:table-cell table:style-name="Tabella8.A2" office:value-type="string">
            <text:p text:style-name="P39">&lt;k,<text:span text:style-name="T17">4</text:span>&gt;, &lt;<text:span text:style-name="T13">a, 4&gt;</text:span></text:p>
          </table:table-cell>
          <table:table-cell table:style-name="Tabella8.C2" office:value-type="string">
            <text:p text:style-name="P39">&lt;k,<text:span text:style-name="T17">4</text:span>&gt;, &lt;<text:span text:style-name="T13">a, 4&gt;</text:span>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5"><text:soft-page-break/>ITER 2</text:p>
      <text:p text:style-name="P47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64"/>
          </table:table-cell>
          <table:table-cell table:style-name="Tabella9.A1" office:value-type="string">
            <text:p text:style-name="P75">IN</text:p>
          </table:table-cell>
          <table:table-cell table:style-name="Tabella9.C1" office:value-type="string">
            <text:p text:style-name="P75">OUT</text:p>
          </table:table-cell>
        </table:table-row>
        <table:table-row table:style-name="Tabella9.1">
          <table:table-cell table:style-name="Tabella9.A2" office:value-type="string">
            <text:p text:style-name="P56">BB1</text:p>
            <text:p text:style-name="P75">(entry)</text:p>
          </table:table-cell>
          <table:table-cell table:style-name="Tabella9.A2" office:value-type="string">
            <text:p text:style-name="P6">∅</text:p>
          </table:table-cell>
          <table:table-cell table:style-name="Tabella9.C2" office:value-type="string">
            <text:p text:style-name="P6">∅</text:p>
          </table:table-cell>
        </table:table-row>
        <table:table-row table:style-name="Tabella9.1">
          <table:table-cell table:style-name="Tabella9.A2" office:value-type="string">
            <text:p text:style-name="P56">BB2</text:p>
          </table:table-cell>
          <table:table-cell table:style-name="Tabella9.A2" office:value-type="string">
            <text:p text:style-name="P6">∅</text:p>
          </table:table-cell>
          <table:table-cell table:style-name="Tabella9.C2" office:value-type="string">
            <text:p text:style-name="P40">&lt;k,2&gt; <text:span text:style-name="T1">∪ </text:span><text:span text:style-name="T16">(</text:span>∅ - ∅<text:span text:style-name="T16">)</text:span> <text:span text:style-name="T12">= </text:span>&lt;k,2&gt;</text:p>
          </table:table-cell>
        </table:table-row>
        <table:table-row table:style-name="Tabella9.1">
          <table:table-cell table:style-name="Tabella9.A2" office:value-type="string">
            <text:p text:style-name="P56">BB3</text:p>
            <text:p text:style-name="P75">(if)</text:p>
          </table:table-cell>
          <table:table-cell table:style-name="Tabella9.A2" office:value-type="string">
            <text:p text:style-name="P40">&lt;k,2&gt;</text:p>
          </table:table-cell>
          <table:table-cell table:style-name="Tabella9.C2" office:value-type="string">
            <text:p text:style-name="P40">∅ <text:span text:style-name="T1">∪ </text:span><text:span text:style-name="T16">(</text:span>&lt;k,2&gt; - ∅<text:span text:style-name="T16">)</text:span> <text:span text:style-name="T12">= </text:span>&lt;k,2&gt;</text:p>
          </table:table-cell>
        </table:table-row>
        <table:table-row table:style-name="Tabella9.1">
          <table:table-cell table:style-name="Tabella9.A2" office:value-type="string">
            <text:p text:style-name="P56">BB4</text:p>
          </table:table-cell>
          <table:table-cell table:style-name="Tabella9.A2" office:value-type="string">
            <text:p text:style-name="P40">&lt;k,2&gt;</text:p>
          </table:table-cell>
          <table:table-cell table:style-name="Tabella9.C2" office:value-type="string">
            <text:p text:style-name="P40">&lt;<text:span text:style-name="T13">a, 4&gt;</text:span> <text:span text:style-name="T1">∪ </text:span><text:span text:style-name="T16">(</text:span>&lt;k, 2&gt; - ∅<text:span text:style-name="T16">) </text:span><text:span text:style-name="T12">= </text:span>&lt;<text:span text:style-name="T13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56">BB5</text:p>
          </table:table-cell>
          <table:table-cell table:style-name="Tabella9.A2" office:value-type="string">
            <text:p text:style-name="P40">&lt;<text:span text:style-name="T13">a, 4&gt;,</text:span> &lt;k,2&gt;</text:p>
          </table:table-cell>
          <table:table-cell table:style-name="Tabella9.C2" office:value-type="string">
            <text:p text:style-name="P75">&lt;x,5&gt;<text:span text:style-name="T1">∪ </text:span><text:span text:style-name="T16">(</text:span>&lt;<text:span text:style-name="T13">a, 4&gt;,</text:span> &lt;k,2&gt; - ∅<text:span text:style-name="T16">)</text:span> <text:span text:style-name="T12">= </text:span></text:p>
            <text:p text:style-name="P75">&lt;x,5&gt;, &lt;<text:span text:style-name="T13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56">BB6</text:p>
          </table:table-cell>
          <table:table-cell table:style-name="Tabella9.A2" office:value-type="string">
            <text:p text:style-name="P40">&lt;k,2&gt;</text:p>
          </table:table-cell>
          <table:table-cell table:style-name="Tabella9.C2" office:value-type="string">
            <text:p text:style-name="P40">&lt;<text:span text:style-name="T13">a, 4&gt;</text:span> <text:span text:style-name="T1">∪ </text:span><text:span text:style-name="T16">(</text:span>&lt;k, 2&gt; - ∅<text:span text:style-name="T16">)</text:span> <text:span text:style-name="T12">= </text:span>&lt;<text:span text:style-name="T13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56">BB7</text:p>
          </table:table-cell>
          <table:table-cell table:style-name="Tabella9.A2" office:value-type="string">
            <text:p text:style-name="P40">&lt;<text:span text:style-name="T13">a, 4&gt;,</text:span> &lt;k,2&gt;</text:p>
          </table:table-cell>
          <table:table-cell table:style-name="Tabella9.C2" office:value-type="string">
            <text:p text:style-name="P75">&lt;x,<text:span text:style-name="T14">8</text:span>&gt;<text:span text:style-name="T1">∪ </text:span><text:span text:style-name="T16">(</text:span>&lt;<text:span text:style-name="T13">a, 4&gt;,</text:span> &lt;k,2&gt; - ∅<text:span text:style-name="T16">)</text:span> <text:span text:style-name="T12">= </text:span></text:p>
            <text:p text:style-name="P75">&lt;x,<text:span text:style-name="T14">8</text:span>&gt;, &lt;<text:span text:style-name="T13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56">BB8</text:p>
          </table:table-cell>
          <table:table-cell table:style-name="Tabella9.A2" office:value-type="string">
            <text:p text:style-name="P75">&lt;x,5&gt;, &lt;<text:span text:style-name="T13">a, 4&gt;,</text:span> &lt;k,2&gt; ∩ </text:p>
            <text:p text:style-name="P75">&lt;x,<text:span text:style-name="T14">8</text:span>&gt;, &lt;<text:span text:style-name="T13">a, 4&gt;,</text:span> &lt;k,2&gt; <text:span text:style-name="T15">= </text:span>&lt;<text:span text:style-name="T13">a, 4&gt;,</text:span> &lt;k,2&gt;</text:p>
          </table:table-cell>
          <table:table-cell table:style-name="Tabella9.C2" office:value-type="string">
            <text:p text:style-name="P40">&lt;k, <text:span text:style-name="T17">4</text:span>&gt; <text:span text:style-name="T1">∪ </text:span><text:span text:style-name="T16">(</text:span>&lt;<text:span text:style-name="T13">a, 4&gt;,</text:span> &lt;k,2&gt; - &lt;k,2&gt;<text:span text:style-name="T16">)</text:span> <text:span text:style-name="T12">= </text:span></text:p>
            <text:p text:style-name="P40">&lt;k,<text:span text:style-name="T17">4</text:span>&gt;, &lt;<text:span text:style-name="T13">a, 4&gt;</text:span></text:p>
          </table:table-cell>
        </table:table-row>
        <table:table-row table:style-name="Tabella9.1">
          <table:table-cell table:style-name="Tabella9.A2" office:value-type="string">
            <text:p text:style-name="P56">BB<text:span text:style-name="T11">9</text:span></text:p>
            <text:p text:style-name="P75">(while)</text:p>
          </table:table-cell>
          <table:table-cell table:style-name="Tabella9.A2" office:value-type="string">
            <text:p text:style-name="P40">&lt;k,<text:span text:style-name="T17">4</text:span>&gt;, &lt;<text:span text:style-name="T13">a, 4&gt; </text:span>∩ </text:p>
            <text:p text:style-name="P40">&lt;x,8&gt;, &lt;k,<text:span text:style-name="T23">5</text:span>&gt;, &lt;<text:span text:style-name="T13">a, 4&gt;, </text:span>&lt;b,2&gt;, &lt;<text:span text:style-name="T19">y</text:span>,<text:span text:style-name="T19">8</text:span>&gt; <text:span text:style-name="T22">= </text:span></text:p>
            <text:p text:style-name="P40">&lt;<text:span text:style-name="T13">a, 4&gt;</text:span></text:p>
          </table:table-cell>
          <table:table-cell table:style-name="Tabella9.C2" office:value-type="string">
            <text:p text:style-name="P40">∅ <text:span text:style-name="T1">∪ </text:span><text:span text:style-name="T16">(</text:span>&lt;<text:span text:style-name="T13">a, 4&gt;</text:span> - ∅<text:span text:style-name="T16">)</text:span> <text:span text:style-name="T12">= </text:span>&lt;<text:span text:style-name="T13">a, 4&gt;</text:span></text:p>
          </table:table-cell>
        </table:table-row>
        <table:table-row table:style-name="Tabella9.1">
          <table:table-cell table:style-name="Tabella9.A2" office:value-type="string">
            <text:p text:style-name="P56">BB<text:span text:style-name="T11">10</text:span></text:p>
          </table:table-cell>
          <table:table-cell table:style-name="Tabella9.A2" office:value-type="string">
            <text:p text:style-name="P40">&lt;<text:span text:style-name="T13">a, 4&gt;</text:span></text:p>
          </table:table-cell>
          <table:table-cell table:style-name="Tabella9.C2" office:value-type="string">
            <text:p text:style-name="P40">&lt;b,2&gt; <text:span text:style-name="T1">∪ </text:span><text:span text:style-name="T16">(</text:span>&lt;<text:span text:style-name="T13">a, 4&gt;</text:span> - ∅<text:span text:style-name="T16">)</text:span> <text:span text:style-name="T12">= </text:span></text:p>
            <text:p text:style-name="P40">&lt;<text:span text:style-name="T13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56">BB<text:span text:style-name="T11">11</text:span></text:p>
          </table:table-cell>
          <table:table-cell table:style-name="Tabella9.A2" office:value-type="string">
            <text:p text:style-name="P40">&lt;<text:span text:style-name="T13">a, 4&gt;, </text:span>&lt;b,2&gt;</text:p>
          </table:table-cell>
          <table:table-cell table:style-name="Tabella9.C2" office:value-type="string">
            <text:p text:style-name="P40">&lt;x,<text:span text:style-name="T27">9</text:span>&gt; <text:span text:style-name="T1">∪ </text:span><text:span text:style-name="T16">(</text:span>&lt;<text:span text:style-name="T13">a, 4&gt;, </text:span>&lt;b,2&gt; - </text:p>
            <text:p text:style-name="P40">&lt;x,5&gt;, &lt;x,8&gt;<text:span text:style-name="T16">)</text:span> <text:span text:style-name="T12">= </text:span></text:p>
            <text:p text:style-name="P40">&lt;x,<text:span text:style-name="T27">9</text:span>&gt;, &lt;<text:span text:style-name="T13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56">BB<text:span text:style-name="T11">12</text:span></text:p>
          </table:table-cell>
          <table:table-cell table:style-name="Tabella9.A2" office:value-type="string">
            <text:p text:style-name="P40">&lt;x,<text:span text:style-name="T27">9</text:span>&gt;, &lt;<text:span text:style-name="T13">a, 4&gt;, </text:span>&lt;b,2&gt;</text:p>
          </table:table-cell>
          <table:table-cell table:style-name="Tabella9.C2" office:value-type="string">
            <text:p text:style-name="P40">&lt;<text:span text:style-name="T19">y</text:span>,<text:span text:style-name="T19">8</text:span>&gt; <text:span text:style-name="T1">∪ </text:span><text:span text:style-name="T16">(</text:span>&lt;x,<text:span text:style-name="T27">9</text:span>&gt;, &lt;<text:span text:style-name="T13">a, 4&gt;, </text:span>&lt;b,2&gt; - </text:p>
            <text:p text:style-name="P40">∅<text:span text:style-name="T16">)</text:span> <text:span text:style-name="T12">= </text:span>&lt;x,<text:span text:style-name="T27">9</text:span>&gt;, &lt;<text:span text:style-name="T13">a, 4&gt;, </text:span>&lt;b,2&gt;, &lt;<text:span text:style-name="T19">y</text:span>,<text:span text:style-name="T19">8</text:span>&gt;</text:p>
          </table:table-cell>
        </table:table-row>
        <table:table-row table:style-name="Tabella9.1">
          <table:table-cell table:style-name="Tabella9.A2" office:value-type="string">
            <text:p text:style-name="P56">BB<text:span text:style-name="T11">13</text:span></text:p>
          </table:table-cell>
          <table:table-cell table:style-name="Tabella9.A2" office:value-type="string">
            <text:p text:style-name="P40">&lt;x,<text:span text:style-name="T27">9</text:span>&gt;, &lt;<text:span text:style-name="T13">a, 4&gt;, </text:span>&lt;b,2&gt;, &lt;<text:span text:style-name="T19">y</text:span>,<text:span text:style-name="T19">8</text:span>&gt;</text:p>
          </table:table-cell>
          <table:table-cell table:style-name="Tabella9.C2" office:value-type="string">
            <text:p text:style-name="P41">&lt;k,<text:span text:style-name="T24">6</text:span><text:span text:style-name="T20">&gt; </text:span><text:span text:style-name="T1">∪ </text:span><text:span text:style-name="T16">(</text:span>&lt;x,<text:span text:style-name="T27">9</text:span>&gt;, &lt;<text:span text:style-name="T13">a, 4&gt;, </text:span>&lt;b,2&gt;, &lt;<text:span text:style-name="T19">y</text:span>,<text:span text:style-name="T19">8</text:span>&gt; - </text:p>
            <text:p text:style-name="P41">&lt;k, <text:span text:style-name="T24">5</text:span>&gt;<text:span text:style-name="T21">) = </text:span></text:p>
            <text:p text:style-name="P40">&lt;x,<text:span text:style-name="T27">9</text:span>&gt;, &lt;k,<text:span text:style-name="T25">6</text:span>&gt;, &lt;<text:span text:style-name="T13">a, 4&gt;, </text:span>&lt;b,2&gt;, &lt;<text:span text:style-name="T19">y</text:span>,<text:span text:style-name="T19">8</text:span>&gt;</text:p>
          </table:table-cell>
        </table:table-row>
        <table:table-row table:style-name="Tabella9.1">
          <table:table-cell table:style-name="Tabella9.A2" office:value-type="string">
            <text:p text:style-name="P56">BB<text:span text:style-name="T11">14</text:span></text:p>
          </table:table-cell>
          <table:table-cell table:style-name="Tabella9.A2" office:value-type="string">
            <text:p text:style-name="P40">&lt;<text:span text:style-name="T13">a, 4&gt;</text:span></text:p>
          </table:table-cell>
          <table:table-cell table:style-name="Tabella9.C2" office:value-type="string">
            <text:p text:style-name="P40">∅ <text:span text:style-name="T1">∪ </text:span><text:span text:style-name="T16">(</text:span>&lt;<text:span text:style-name="T13">a, 4&gt;</text:span> - ∅<text:span text:style-name="T16">)</text:span> <text:span text:style-name="T12">= </text:span>&lt;<text:span text:style-name="T13">a, 4&gt;</text:span></text:p>
          </table:table-cell>
        </table:table-row>
        <table:table-row table:style-name="Tabella9.1">
          <table:table-cell table:style-name="Tabella9.A2" office:value-type="string">
            <text:p text:style-name="P56">BB<text:span text:style-name="T11">15</text:span></text:p>
          </table:table-cell>
          <table:table-cell table:style-name="Tabella9.A2" office:value-type="string">
            <text:p text:style-name="P42">&lt;<text:span text:style-name="T13">a, 4&gt;</text:span></text:p>
          </table:table-cell>
          <table:table-cell table:style-name="Tabella9.C2" office:value-type="string">
            <text:p text:style-name="P42">&lt;<text:span text:style-name="T13">a, 4&gt;</text:span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><text:soft-page-break/>ITER <text:span text:style-name="T26">3</text:span></text:p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65"/>
          </table:table-cell>
          <table:table-cell table:style-name="Tabella10.A1" office:value-type="string">
            <text:p text:style-name="P76">IN</text:p>
          </table:table-cell>
          <table:table-cell table:style-name="Tabella10.C1" office:value-type="string">
            <text:p text:style-name="P76">OUT</text:p>
          </table:table-cell>
        </table:table-row>
        <table:table-row table:style-name="Tabella10.1">
          <table:table-cell table:style-name="Tabella10.A2" office:value-type="string">
            <text:p text:style-name="P57">BB1</text:p>
            <text:p text:style-name="P76">(entry)</text:p>
          </table:table-cell>
          <table:table-cell table:style-name="Tabella10.A2" office:value-type="string">
            <text:p text:style-name="P7">∅</text:p>
          </table:table-cell>
          <table:table-cell table:style-name="Tabella10.C2" office:value-type="string">
            <text:p text:style-name="P7">∅</text:p>
          </table:table-cell>
        </table:table-row>
        <table:table-row table:style-name="Tabella10.1">
          <table:table-cell table:style-name="Tabella10.A2" office:value-type="string">
            <text:p text:style-name="P57">BB2</text:p>
          </table:table-cell>
          <table:table-cell table:style-name="Tabella10.A2" office:value-type="string">
            <text:p text:style-name="P7">∅</text:p>
          </table:table-cell>
          <table:table-cell table:style-name="Tabella10.C2" office:value-type="string">
            <text:p text:style-name="P43">&lt;k,2&gt; <text:span text:style-name="T1">∪ </text:span><text:span text:style-name="T16">(</text:span>∅ - ∅<text:span text:style-name="T16">)</text:span> <text:span text:style-name="T12">= </text:span>&lt;k,2&gt;</text:p>
          </table:table-cell>
        </table:table-row>
        <table:table-row table:style-name="Tabella10.1">
          <table:table-cell table:style-name="Tabella10.A2" office:value-type="string">
            <text:p text:style-name="P57">BB3</text:p>
            <text:p text:style-name="P76">(if)</text:p>
          </table:table-cell>
          <table:table-cell table:style-name="Tabella10.A2" office:value-type="string">
            <text:p text:style-name="P43">&lt;k,2&gt;</text:p>
          </table:table-cell>
          <table:table-cell table:style-name="Tabella10.C2" office:value-type="string">
            <text:p text:style-name="P43">∅ <text:span text:style-name="T1">∪ </text:span><text:span text:style-name="T16">(</text:span>&lt;k,2&gt; - ∅<text:span text:style-name="T16">)</text:span> <text:span text:style-name="T12">= </text:span>&lt;k,2&gt;</text:p>
          </table:table-cell>
        </table:table-row>
        <table:table-row table:style-name="Tabella10.1">
          <table:table-cell table:style-name="Tabella10.A2" office:value-type="string">
            <text:p text:style-name="P57">BB4</text:p>
          </table:table-cell>
          <table:table-cell table:style-name="Tabella10.A2" office:value-type="string">
            <text:p text:style-name="P43">&lt;k,2&gt;</text:p>
          </table:table-cell>
          <table:table-cell table:style-name="Tabella10.C2" office:value-type="string">
            <text:p text:style-name="P43">&lt;<text:span text:style-name="T13">a, 4&gt;</text:span> <text:span text:style-name="T1">∪ </text:span><text:span text:style-name="T16">(</text:span>&lt;k, 2&gt; - ∅<text:span text:style-name="T16">) </text:span><text:span text:style-name="T12">= </text:span>&lt;<text:span text:style-name="T13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57">BB5</text:p>
          </table:table-cell>
          <table:table-cell table:style-name="Tabella10.A2" office:value-type="string">
            <text:p text:style-name="P43">&lt;<text:span text:style-name="T13">a, 4&gt;,</text:span> &lt;k,2&gt;</text:p>
          </table:table-cell>
          <table:table-cell table:style-name="Tabella10.C2" office:value-type="string">
            <text:p text:style-name="P76">&lt;x,5&gt;<text:span text:style-name="T1">∪ </text:span><text:span text:style-name="T16">(</text:span>&lt;<text:span text:style-name="T13">a, 4&gt;,</text:span> &lt;k,2&gt; - ∅<text:span text:style-name="T16">)</text:span> <text:span text:style-name="T12">= </text:span></text:p>
            <text:p text:style-name="P76">&lt;x,5&gt;, &lt;<text:span text:style-name="T13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57">BB6</text:p>
          </table:table-cell>
          <table:table-cell table:style-name="Tabella10.A2" office:value-type="string">
            <text:p text:style-name="P43">&lt;k,2&gt;</text:p>
          </table:table-cell>
          <table:table-cell table:style-name="Tabella10.C2" office:value-type="string">
            <text:p text:style-name="P43">&lt;<text:span text:style-name="T13">a, 4&gt;</text:span> <text:span text:style-name="T1">∪ </text:span><text:span text:style-name="T16">(</text:span>&lt;k, 2&gt; - ∅<text:span text:style-name="T16">)</text:span> <text:span text:style-name="T12">= </text:span>&lt;<text:span text:style-name="T13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57">BB7</text:p>
          </table:table-cell>
          <table:table-cell table:style-name="Tabella10.A2" office:value-type="string">
            <text:p text:style-name="P43">&lt;<text:span text:style-name="T13">a, 4&gt;,</text:span> &lt;k,2&gt;</text:p>
          </table:table-cell>
          <table:table-cell table:style-name="Tabella10.C2" office:value-type="string">
            <text:p text:style-name="P76">&lt;x,<text:span text:style-name="T14">8</text:span>&gt;<text:span text:style-name="T1">∪ </text:span><text:span text:style-name="T16">(</text:span>&lt;<text:span text:style-name="T13">a, 4&gt;,</text:span> &lt;k,2&gt; - ∅<text:span text:style-name="T16">)</text:span> <text:span text:style-name="T12">= </text:span></text:p>
            <text:p text:style-name="P76">&lt;x,<text:span text:style-name="T14">8</text:span>&gt;, &lt;<text:span text:style-name="T13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57">BB8</text:p>
          </table:table-cell>
          <table:table-cell table:style-name="Tabella10.A2" office:value-type="string">
            <text:p text:style-name="P76">&lt;x,5&gt;, &lt;<text:span text:style-name="T13">a, 4&gt;,</text:span> &lt;k,2&gt; ∩ </text:p>
            <text:p text:style-name="P76">&lt;x,<text:span text:style-name="T14">8</text:span>&gt;, &lt;<text:span text:style-name="T13">a, 4&gt;,</text:span> &lt;k,2&gt; <text:span text:style-name="T15">= </text:span>&lt;<text:span text:style-name="T13">a, 4&gt;,</text:span> &lt;k,2&gt;</text:p>
          </table:table-cell>
          <table:table-cell table:style-name="Tabella10.C2" office:value-type="string">
            <text:p text:style-name="P43">&lt;k, <text:span text:style-name="T17">4</text:span>&gt; <text:span text:style-name="T1">∪ </text:span><text:span text:style-name="T16">(</text:span>&lt;<text:span text:style-name="T13">a, 4&gt;,</text:span> &lt;k,2&gt; - &lt;k,2&gt;<text:span text:style-name="T16">)</text:span> <text:span text:style-name="T12">= </text:span></text:p>
            <text:p text:style-name="P43">&lt;k,<text:span text:style-name="T17">4</text:span>&gt;, &lt;<text:span text:style-name="T13">a, 4&gt;</text:span></text:p>
          </table:table-cell>
        </table:table-row>
        <table:table-row table:style-name="Tabella10.1">
          <table:table-cell table:style-name="Tabella10.A2" office:value-type="string">
            <text:p text:style-name="P57">BB<text:span text:style-name="T11">9</text:span></text:p>
            <text:p text:style-name="P76">(while)</text:p>
          </table:table-cell>
          <table:table-cell table:style-name="Tabella10.A2" office:value-type="string">
            <text:p text:style-name="P43">&lt;k,<text:span text:style-name="T17">4</text:span>&gt;, &lt;<text:span text:style-name="T13">a, 4&gt; </text:span>∩ </text:p>
            <text:p text:style-name="P44">&lt;x,<text:span text:style-name="T28">9</text:span>&gt;, &lt;<text:span text:style-name="T13">a, 4&gt;, </text:span>&lt;b,2&gt;, &lt;<text:span text:style-name="T19">y</text:span>,<text:span text:style-name="T19">8</text:span>&gt; <text:span text:style-name="T22">= </text:span></text:p>
            <text:p text:style-name="P43">&lt;<text:span text:style-name="T13">a, 4&gt;</text:span></text:p>
          </table:table-cell>
          <table:table-cell table:style-name="Tabella10.C2" office:value-type="string">
            <text:p text:style-name="P43">∅ <text:span text:style-name="T1">∪ </text:span><text:span text:style-name="T16">(</text:span>&lt;<text:span text:style-name="T13">a, 4&gt;</text:span> - ∅<text:span text:style-name="T16">)</text:span> <text:span text:style-name="T12">= </text:span>&lt;<text:span text:style-name="T13">a, 4&gt;</text:span></text:p>
          </table:table-cell>
        </table:table-row>
        <table:table-row table:style-name="Tabella10.1">
          <table:table-cell table:style-name="Tabella10.A2" office:value-type="string">
            <text:p text:style-name="P57">BB<text:span text:style-name="T11">10</text:span></text:p>
          </table:table-cell>
          <table:table-cell table:style-name="Tabella10.A2" office:value-type="string">
            <text:p text:style-name="P43">&lt;<text:span text:style-name="T13">a, 4&gt;</text:span></text:p>
          </table:table-cell>
          <table:table-cell table:style-name="Tabella10.C2" office:value-type="string">
            <text:p text:style-name="P43">&lt;b,2&gt; <text:span text:style-name="T1">∪ </text:span><text:span text:style-name="T16">(</text:span>&lt;<text:span text:style-name="T13">a, 4&gt;</text:span> - ∅<text:span text:style-name="T16">)</text:span> <text:span text:style-name="T12">= </text:span></text:p>
            <text:p text:style-name="P43">&lt;<text:span text:style-name="T13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57">BB<text:span text:style-name="T11">11</text:span></text:p>
          </table:table-cell>
          <table:table-cell table:style-name="Tabella10.A2" office:value-type="string">
            <text:p text:style-name="P43">&lt;<text:span text:style-name="T13">a, 4&gt;, </text:span>&lt;b,2&gt;</text:p>
          </table:table-cell>
          <table:table-cell table:style-name="Tabella10.C2" office:value-type="string">
            <text:p text:style-name="P43">&lt;x,<text:span text:style-name="T28">10</text:span>&gt; <text:span text:style-name="T1">∪ </text:span><text:span text:style-name="T16">(</text:span>&lt;<text:span text:style-name="T13">a, 4&gt;, </text:span>&lt;b,2&gt; - </text:p>
            <text:p text:style-name="P43">&lt;x,5&gt;, &lt;x,<text:span text:style-name="T28">9</text:span>&gt;<text:span text:style-name="T16">)</text:span> <text:span text:style-name="T12">= </text:span></text:p>
            <text:p text:style-name="P43">&lt;x,<text:span text:style-name="T28">10</text:span>&gt;, &lt;<text:span text:style-name="T13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57">BB<text:span text:style-name="T11">12</text:span></text:p>
          </table:table-cell>
          <table:table-cell table:style-name="Tabella10.A2" office:value-type="string">
            <text:p text:style-name="P43">&lt;x,<text:span text:style-name="T28">10</text:span>&gt;, &lt;<text:span text:style-name="T13">a, 4&gt;, </text:span>&lt;b,2&gt;</text:p>
          </table:table-cell>
          <table:table-cell table:style-name="Tabella10.C2" office:value-type="string">
            <text:p text:style-name="P43">&lt;<text:span text:style-name="T19">y</text:span>,<text:span text:style-name="T19">8</text:span>&gt; <text:span text:style-name="T1">∪ </text:span><text:span text:style-name="T16">(</text:span>&lt;x,<text:span text:style-name="T29">10</text:span>&gt;, &lt;<text:span text:style-name="T13">a, 4&gt;, </text:span>&lt;b,2&gt; - </text:p>
            <text:p text:style-name="P43">∅<text:span text:style-name="T16">)</text:span> <text:span text:style-name="T12">= </text:span>&lt;x,<text:span text:style-name="T29">10</text:span>&gt;, &lt;<text:span text:style-name="T13">a, 4&gt;, </text:span>&lt;b,2&gt;, &lt;<text:span text:style-name="T19">y</text:span>,<text:span text:style-name="T19">8</text:span>&gt;</text:p>
          </table:table-cell>
        </table:table-row>
        <table:table-row table:style-name="Tabella10.1">
          <table:table-cell table:style-name="Tabella10.A2" office:value-type="string">
            <text:p text:style-name="P57">BB<text:span text:style-name="T11">13</text:span></text:p>
          </table:table-cell>
          <table:table-cell table:style-name="Tabella10.A2" office:value-type="string">
            <text:p text:style-name="P43">&lt;x,<text:span text:style-name="T29">10</text:span>&gt;, &lt;<text:span text:style-name="T13">a, 4&gt;, </text:span>&lt;b,2&gt;, &lt;<text:span text:style-name="T19">y</text:span>,<text:span text:style-name="T19">8</text:span>&gt;</text:p>
          </table:table-cell>
          <table:table-cell table:style-name="Tabella10.C2" office:value-type="string">
            <text:p text:style-name="P43">&lt;k,<text:span text:style-name="T24">6</text:span><text:span text:style-name="T20">&gt; </text:span><text:span text:style-name="T1">∪ </text:span><text:span text:style-name="T16">(</text:span>&lt;x,<text:span text:style-name="T29">10</text:span>&gt;, &lt;<text:span text:style-name="T13">a, 4&gt;, </text:span>&lt;b,2&gt;, &lt;<text:span text:style-name="T19">y</text:span>,<text:span text:style-name="T19">8</text:span>&gt; - </text:p>
            <text:p text:style-name="P43">&lt;k, <text:span text:style-name="T24">5</text:span>&gt;<text:span text:style-name="T21">) = </text:span></text:p>
            <text:p text:style-name="P43">&lt;x,<text:span text:style-name="T29">10</text:span>&gt;, &lt;k,<text:span text:style-name="T25">6</text:span>&gt;, &lt;<text:span text:style-name="T13">a, 4&gt;, </text:span>&lt;b,2&gt;, &lt;<text:span text:style-name="T19">y</text:span>,<text:span text:style-name="T19">8</text:span>&gt;</text:p>
          </table:table-cell>
        </table:table-row>
        <table:table-row table:style-name="Tabella10.1">
          <table:table-cell table:style-name="Tabella10.A2" office:value-type="string">
            <text:p text:style-name="P57">BB<text:span text:style-name="T11">14</text:span></text:p>
          </table:table-cell>
          <table:table-cell table:style-name="Tabella10.A2" office:value-type="string">
            <text:p text:style-name="P43">&lt;<text:span text:style-name="T13">a, 4&gt;</text:span></text:p>
          </table:table-cell>
          <table:table-cell table:style-name="Tabella10.C2" office:value-type="string">
            <text:p text:style-name="P43">∅ <text:span text:style-name="T1">∪ </text:span><text:span text:style-name="T16">(</text:span>&lt;<text:span text:style-name="T13">a, 4&gt;</text:span> - ∅<text:span text:style-name="T16">)</text:span> <text:span text:style-name="T12">= </text:span>&lt;<text:span text:style-name="T13">a, 4&gt;</text:span></text:p>
          </table:table-cell>
        </table:table-row>
        <table:table-row table:style-name="Tabella10.1">
          <table:table-cell table:style-name="Tabella10.A2" office:value-type="string">
            <text:p text:style-name="P57">BB<text:span text:style-name="T11">15</text:span></text:p>
          </table:table-cell>
          <table:table-cell table:style-name="Tabella10.A2" office:value-type="string">
            <text:p text:style-name="P43">&lt;<text:span text:style-name="T13">a, 4&gt;</text:span></text:p>
          </table:table-cell>
          <table:table-cell table:style-name="Tabella10.C2" office:value-type="string">
            <text:p text:style-name="P43">&lt;<text:span text:style-name="T13">a, 4&gt;</text:span>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4:25:21.816372097</meta:creation-date>
    <dc:date>2025-04-15T18:36:30.722599443</dc:date>
    <meta:editing-duration>PT4H8M56S</meta:editing-duration>
    <meta:editing-cycles>58</meta:editing-cycles>
    <meta:generator>LibreOffice/7.4.7.2$Linux_X86_64 LibreOffice_project/40$Build-2</meta:generator>
    <meta:document-statistic meta:table-count="10" meta:image-count="0" meta:object-count="0" meta:page-count="6" meta:paragraph-count="359" meta:word-count="1059" meta:character-count="4313" meta:non-whitespace-character-count="3568"/>
  </office:meta>
</office:document-meta>
</file>